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99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number-columns-repeated="8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3" table:number-columns-repeated="49" table:default-cell-style-name="ce2"/>
        <table:table-row table:style-name="ro1">
          <table:table-cell office:value-type="string" calcext:value-type="string">
            <text:p>hoste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beds</text:p>
          </table:table-cell>
          <table:table-cell office:value-type="string" calcext:value-type="string">
            <text:p>study_room</text:p>
          </table:table-cell>
          <table:table-cell office:value-type="string" calcext:value-type="string">
            <text:p>tv_room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food_joint</text:p>
          </table:table-cell>
          <table:table-cell office:value-type="string" calcext:value-type="string">
            <text:p>ext_power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roximity</text:p>
          </table:table-cell>
          <table:table-cell office:value-type="string" calcext:value-type="string">
            <text:p>post_co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price2018</text:p>
          </table:table-cell>
          <table:table-cell office:value-type="string" calcext:value-type="string">
            <text:p>price2019</text:p>
          </table:table-cell>
          <table:table-cell office:value-type="string" calcext:value-type="string">
            <text:p>price202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DOM - BI</text:p>
          </table:table-cell>
          <table:table-cell office:value-type="string" calcext:value-type="string">
            <text:p>AYEDUASE</text:p>
          </table:table-cell>
          <table:table-cell office:value-type="float" office:value="3.7" calcext:value-type="float">
            <text:p>3.7</text:p>
          </table:table-cell>
          <table:table-cell table:formula="of:=IF([.C2]&gt;4.7;&quot;excellent&quot;;IF([.C2]&gt;3.6;&quot;good&quot;;IF([.C2]&gt;2.8;&quot;average&quot;;IF([.C2]&gt;1.9;&quot;fair&quot;;&quot;poor&quot;))))" office:value-type="string" office:string-value="good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ye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K508</text:p>
          </table:table-cell>
          <table:table-cell office:value-type="float" office:value="6.672022" calcext:value-type="float">
            <text:p>6.672022</text:p>
          </table:table-cell>
          <table:table-cell office:value-type="float" office:value="-1.560857" calcext:value-type="float">
            <text:p>-1.560857</text:p>
          </table:table-cell>
          <table:table-cell table:number-columns-repeated="2"/>
          <table:table-cell office:value-type="float" office:value="3900" calcext:value-type="float">
            <text:p>39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DOM - BI</text:p>
          </table:table-cell>
          <table:table-cell office:value-type="string" calcext:value-type="string">
            <text:p>AYEDUASE</text:p>
          </table:table-cell>
          <table:table-cell office:value-type="float" office:value="3.7" calcext:value-type="float">
            <text:p>3.7</text:p>
          </table:table-cell>
          <table:table-cell table:formula="of:=IF([.C3]&gt;4.7;&quot;excellent&quot;;IF([.C3]&gt;3.6;&quot;good&quot;;IF([.C3]&gt;2.8;&quot;average&quot;;IF([.C3]&gt;1.9;&quot;fair&quot;;&quot;poor&quot;))))" office:value-type="string" office:string-value="good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K508</text:p>
          </table:table-cell>
          <table:table-cell office:value-type="float" office:value="6.672022" calcext:value-type="float">
            <text:p>6.672022</text:p>
          </table:table-cell>
          <table:table-cell office:value-type="float" office:value="-1.560857" calcext:value-type="float">
            <text:p>-1.560857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2700" calcext:value-type="float">
            <text:p>27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DOM - BI</text:p>
          </table:table-cell>
          <table:table-cell office:value-type="string" calcext:value-type="string">
            <text:p>AYEDUASE</text:p>
          </table:table-cell>
          <table:table-cell office:value-type="float" office:value="3.7" calcext:value-type="float">
            <text:p>3.7</text:p>
          </table:table-cell>
          <table:table-cell table:formula="of:=IF([.C4]&gt;4.7;&quot;excellent&quot;;IF([.C4]&gt;3.6;&quot;good&quot;;IF([.C4]&gt;2.8;&quot;average&quot;;IF([.C4]&gt;1.9;&quot;fair&quot;;&quot;poor&quot;)))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K508</text:p>
          </table:table-cell>
          <table:table-cell office:value-type="float" office:value="6.672022" calcext:value-type="float">
            <text:p>6.672022</text:p>
          </table:table-cell>
          <table:table-cell office:value-type="float" office:value="-1.560857" calcext:value-type="float">
            <text:p>-1.560857</text:p>
          </table:table-cell>
          <table:table-cell table:number-columns-repeated="2"/>
          <table:table-cell office:value-type="float" office:value="2100" calcext:value-type="float">
            <text:p>21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FRIM</text:p>
          </table:table-cell>
          <table:table-cell office:value-type="string" calcext:value-type="string">
            <text:p>AYEDUASE</text:p>
          </table:table-cell>
          <table:table-cell office:value-type="float" office:value="3.5" calcext:value-type="float">
            <text:p>3.5</text:p>
          </table:table-cell>
          <table:table-cell table:formula="of:=IF([.C5]&gt;4.7;&quot;excellent&quot;;IF([.C5]&gt;3.6;&quot;good&quot;;IF([.C5]&gt;2.8;&quot;average&quot;;IF([.C5]&gt;1.9;&quot;fair&quot;;&quot;poor&quot;))))" office:value-type="string" office:string-value="average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K508</text:p>
          </table:table-cell>
          <table:table-cell office:value-type="float" office:value="6.673514" calcext:value-type="float">
            <text:p>6.673514</text:p>
          </table:table-cell>
          <table:table-cell office:value-type="float" office:value="-1.563427" calcext:value-type="float">
            <text:p>-1.563427</text:p>
          </table:table-cell>
          <table:table-cell table:number-columns-repeated="2"/>
          <table:table-cell office:value-type="float" office:value="4500" calcext:value-type="float">
            <text:p>45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FRIM</text:p>
          </table:table-cell>
          <table:table-cell office:value-type="string" calcext:value-type="string">
            <text:p>AYEDUASE</text:p>
          </table:table-cell>
          <table:table-cell office:value-type="float" office:value="3.5" calcext:value-type="float">
            <text:p>3.5</text:p>
          </table:table-cell>
          <table:table-cell table:formula="of:=IF([.C6]&gt;4.7;&quot;excellent&quot;;IF([.C6]&gt;3.6;&quot;good&quot;;IF([.C6]&gt;2.8;&quot;average&quot;;IF([.C6]&gt;1.9;&quot;fair&quot;;&quot;poor&quot;))))" office:value-type="string" office:string-value="average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K508</text:p>
          </table:table-cell>
          <table:table-cell office:value-type="float" office:value="6.673514" calcext:value-type="float">
            <text:p>6.673514</text:p>
          </table:table-cell>
          <table:table-cell office:value-type="float" office:value="-1.563427" calcext:value-type="float">
            <text:p>-1.563427</text:p>
          </table:table-cell>
          <table:table-cell table:number-columns-repeated="2"/>
          <table:table-cell office:value-type="float" office:value="2800" calcext:value-type="float">
            <text:p>28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FRIM</text:p>
          </table:table-cell>
          <table:table-cell office:value-type="string" calcext:value-type="string">
            <text:p>AYEDUASE</text:p>
          </table:table-cell>
          <table:table-cell office:value-type="float" office:value="3.5" calcext:value-type="float">
            <text:p>3.5</text:p>
          </table:table-cell>
          <table:table-cell table:formula="of:=IF([.C7]&gt;4.7;&quot;excellent&quot;;IF([.C7]&gt;3.6;&quot;good&quot;;IF([.C7]&gt;2.8;&quot;average&quot;;IF([.C7]&gt;1.9;&quot;fair&quot;;&quot;poor&quot;))))" office:value-type="string" office:string-value="average" calcext:value-type="string">
            <text:p>ave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K508</text:p>
          </table:table-cell>
          <table:table-cell office:value-type="float" office:value="6.673514" calcext:value-type="float">
            <text:p>6.673514</text:p>
          </table:table-cell>
          <table:table-cell office:value-type="float" office:value="-1.563427" calcext:value-type="float">
            <text:p>-1.563427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MANDAH</text:p>
          </table:table-cell>
          <table:table-cell office:value-type="string" calcext:value-type="string">
            <text:p>AYEDUASE</text:p>
          </table:table-cell>
          <table:table-cell office:value-type="float" office:value="3.9" calcext:value-type="float">
            <text:p>3.9</text:p>
          </table:table-cell>
          <table:table-cell table:formula="of:=IF([.C8]&gt;4.7;&quot;excellent&quot;;IF([.C8]&gt;3.6;&quot;good&quot;;IF([.C8]&gt;2.8;&quot;average&quot;;IF([.C8]&gt;1.9;&quot;fair&quot;;&quot;poor&quot;))))" office:value-type="string" office:string-value="good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AK508</text:p>
          </table:table-cell>
          <table:table-cell office:value-type="float" office:value="6.672752" calcext:value-type="float">
            <text:p>6.672752</text:p>
          </table:table-cell>
          <table:table-cell office:value-type="float" office:value="-1.562544" calcext:value-type="float">
            <text:p>-1.562544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MANDAH</text:p>
          </table:table-cell>
          <table:table-cell office:value-type="string" calcext:value-type="string">
            <text:p>AYEDUASE</text:p>
          </table:table-cell>
          <table:table-cell office:value-type="float" office:value="3.9" calcext:value-type="float">
            <text:p>3.9</text:p>
          </table:table-cell>
          <table:table-cell table:formula="of:=IF([.C9]&gt;4.7;&quot;excellent&quot;;IF([.C9]&gt;3.6;&quot;good&quot;;IF([.C9]&gt;2.8;&quot;average&quot;;IF([.C9]&gt;1.9;&quot;fair&quot;;&quot;poor&quot;))))" office:value-type="string" office:string-value="good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AK508</text:p>
          </table:table-cell>
          <table:table-cell office:value-type="float" office:value="6.672752" calcext:value-type="float">
            <text:p>6.672752</text:p>
          </table:table-cell>
          <table:table-cell office:value-type="float" office:value="-1.562544" calcext:value-type="float">
            <text:p>-1.562544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MANDAH</text:p>
          </table:table-cell>
          <table:table-cell office:value-type="string" calcext:value-type="string">
            <text:p>AYEDUASE</text:p>
          </table:table-cell>
          <table:table-cell office:value-type="float" office:value="3.9" calcext:value-type="float">
            <text:p>3.9</text:p>
          </table:table-cell>
          <table:table-cell table:formula="of:=IF([.C10]&gt;4.7;&quot;excellent&quot;;IF([.C10]&gt;3.6;&quot;good&quot;;IF([.C10]&gt;2.8;&quot;average&quot;;IF([.C10]&gt;1.9;&quot;fair&quot;;&quot;poor&quot;)))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AK508</text:p>
          </table:table-cell>
          <table:table-cell office:value-type="float" office:value="6.672752" calcext:value-type="float">
            <text:p>6.672752</text:p>
          </table:table-cell>
          <table:table-cell office:value-type="float" office:value="-1.562544" calcext:value-type="float">
            <text:p>-1.562544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MEN MAIN</text:p>
          </table:table-cell>
          <table:table-cell office:value-type="string" calcext:value-type="string">
            <text:p>AYEDUASE</text:p>
          </table:table-cell>
          <table:table-cell office:value-type="float" office:value="2.7" calcext:value-type="float">
            <text:p>2.7</text:p>
          </table:table-cell>
          <table:table-cell table:formula="of:=IF([.C11]&gt;4.7;&quot;excellent&quot;;IF([.C11]&gt;3.6;&quot;good&quot;;IF([.C11]&gt;2.8;&quot;average&quot;;IF([.C11]&gt;1.9;&quot;fair&quot;;&quot;poor&quot;))))" office:value-type="string" office:string-value="fair" calcext:value-type="string">
            <text:p>fa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K508</text:p>
          </table:table-cell>
          <table:table-cell office:value-type="float" office:value="6.671211" calcext:value-type="float">
            <text:p>6.671211</text:p>
          </table:table-cell>
          <table:table-cell office:value-type="float" office:value="-1.560507" calcext:value-type="float">
            <text:p>-1.560507</text:p>
          </table:table-cell>
          <table:table-cell table:number-columns-repeated="2"/>
          <table:table-cell office:value-type="float" office:value="2800" calcext:value-type="float">
            <text:p>28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MEN MAIN</text:p>
          </table:table-cell>
          <table:table-cell office:value-type="string" calcext:value-type="string">
            <text:p>AYEDUASE</text:p>
          </table:table-cell>
          <table:table-cell office:value-type="float" office:value="2.7" calcext:value-type="float">
            <text:p>2.7</text:p>
          </table:table-cell>
          <table:table-cell table:formula="of:=IF([.C12]&gt;4.7;&quot;excellent&quot;;IF([.C12]&gt;3.6;&quot;good&quot;;IF([.C12]&gt;2.8;&quot;average&quot;;IF([.C12]&gt;1.9;&quot;fair&quot;;&quot;poor&quot;))))" office:value-type="string" office:string-value="fair" calcext:value-type="string">
            <text:p>fa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K508</text:p>
          </table:table-cell>
          <table:table-cell office:value-type="float" office:value="6.671211" calcext:value-type="float">
            <text:p>6.671211</text:p>
          </table:table-cell>
          <table:table-cell office:value-type="float" office:value="-1.560507" calcext:value-type="float">
            <text:p>-1.560507</text:p>
          </table:table-cell>
          <table:table-cell table:number-columns-repeated="2"/>
          <table:table-cell office:value-type="float" office:value="2100" calcext:value-type="float">
            <text:p>21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MERICAN HOUSE</text:p>
          </table:table-cell>
          <table:table-cell office:value-type="string" calcext:value-type="string">
            <text:p>AYEDUASE</text:p>
          </table:table-cell>
          <table:table-cell office:value-type="float" office:value="2.9" calcext:value-type="float">
            <text:p>2.9</text:p>
          </table:table-cell>
          <table:table-cell table:formula="of:=IF([.C13]&gt;4.7;&quot;excellent&quot;;IF([.C13]&gt;3.6;&quot;good&quot;;IF([.C13]&gt;2.8;&quot;average&quot;;IF([.C13]&gt;1.9;&quot;fair&quot;;&quot;poor&quot;))))" office:value-type="string" office:string-value="average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K626</text:p>
          </table:table-cell>
          <table:table-cell office:value-type="float" office:value="6.674153" calcext:value-type="float">
            <text:p>6.674153</text:p>
          </table:table-cell>
          <table:table-cell office:value-type="float" office:value="-1.550347" calcext:value-type="float">
            <text:p>-1.550347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MERICAN HOUSE</text:p>
          </table:table-cell>
          <table:table-cell office:value-type="string" calcext:value-type="string">
            <text:p>AYEDUASE</text:p>
          </table:table-cell>
          <table:table-cell office:value-type="float" office:value="2.9" calcext:value-type="float">
            <text:p>2.9</text:p>
          </table:table-cell>
          <table:table-cell table:formula="of:=IF([.C14]&gt;4.7;&quot;excellent&quot;;IF([.C14]&gt;3.6;&quot;good&quot;;IF([.C14]&gt;2.8;&quot;average&quot;;IF([.C14]&gt;1.9;&quot;fair&quot;;&quot;poor&quot;))))" office:value-type="string" office:string-value="average" calcext:value-type="string">
            <text:p>average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K626</text:p>
          </table:table-cell>
          <table:table-cell office:value-type="float" office:value="6.674153" calcext:value-type="float">
            <text:p>6.674153</text:p>
          </table:table-cell>
          <table:table-cell office:value-type="float" office:value="-1.550347" calcext:value-type="float">
            <text:p>-1.550347</text:p>
          </table:table-cell>
          <table:table-cell office:value-type="float" office:value="1400" calcext:value-type="float">
            <text:p>1400</text:p>
          </table:table-cell>
          <table:table-cell office:value-type="float" office:value="1700" calcext:value-type="float">
            <text:p>1700</text:p>
          </table:table-cell>
          <table:table-cell office:value-type="float" office:value="2000" calcext:value-type="float">
            <text:p>20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NAROSA</text:p>
          </table:table-cell>
          <table:table-cell office:value-type="string" calcext:value-type="string">
            <text:p>KOTEI</text:p>
          </table:table-cell>
          <table:table-cell office:value-type="float" office:value="4.4" calcext:value-type="float">
            <text:p>4.4</text:p>
          </table:table-cell>
          <table:table-cell table:formula="of:=IF([.C15]&gt;4.7;&quot;excellent&quot;;IF([.C15]&gt;3.6;&quot;good&quot;;IF([.C15]&gt;2.8;&quot;average&quot;;IF([.C15]&gt;1.9;&quot;fair&quot;;&quot;poor&quot;))))" office:value-type="string" office:string-value="good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K507</text:p>
          </table:table-cell>
          <table:table-cell office:value-type="float" office:value="6.668253" calcext:value-type="float">
            <text:p>6.668253</text:p>
          </table:table-cell>
          <table:table-cell office:value-type="float" office:value="-1.563599" calcext:value-type="float">
            <text:p>-1.563599</text:p>
          </table:table-cell>
          <table:table-cell table:number-columns-repeated="2"/>
          <table:table-cell office:value-type="float" office:value="2900" calcext:value-type="float">
            <text:p>29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NAROSA</text:p>
          </table:table-cell>
          <table:table-cell office:value-type="string" calcext:value-type="string">
            <text:p>KOTEI</text:p>
          </table:table-cell>
          <table:table-cell office:value-type="float" office:value="4.4" calcext:value-type="float">
            <text:p>4.4</text:p>
          </table:table-cell>
          <table:table-cell table:formula="of:=IF([.C16]&gt;4.7;&quot;excellent&quot;;IF([.C16]&gt;3.6;&quot;good&quot;;IF([.C16]&gt;2.8;&quot;average&quot;;IF([.C16]&gt;1.9;&quot;fair&quot;;&quot;poor&quot;))))" office:value-type="string" office:string-value="good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K507</text:p>
          </table:table-cell>
          <table:table-cell office:value-type="float" office:value="6.668253" calcext:value-type="float">
            <text:p>6.668253</text:p>
          </table:table-cell>
          <table:table-cell office:value-type="float" office:value="-1.563599" calcext:value-type="float">
            <text:p>-1.563599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NGLICAN</text:p>
          </table:table-cell>
          <table:table-cell office:value-type="string" calcext:value-type="string">
            <text:p>KENTINKRONO</text:p>
          </table:table-cell>
          <table:table-cell office:value-type="float" office:value="3.6" calcext:value-type="float">
            <text:p>3.6</text:p>
          </table:table-cell>
          <table:table-cell table:formula="of:=IF([.C17]&gt;4.7;&quot;excellent&quot;;IF([.C17]&gt;3.6;&quot;good&quot;;IF([.C17]&gt;2.8;&quot;average&quot;;IF([.C17]&gt;1.9;&quot;fair&quot;;&quot;poor&quot;))))" office:value-type="string" office:string-value="average" calcext:value-type="string">
            <text:p>average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AK629</text:p>
          </table:table-cell>
          <table:table-cell office:value-type="float" office:value="6.684385" calcext:value-type="float">
            <text:p>6.684385</text:p>
          </table:table-cell>
          <table:table-cell office:value-type="float" office:value="-1.552968" calcext:value-type="float">
            <text:p>-1.552968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 O EXECUTIVE</text:p>
          </table:table-cell>
          <table:table-cell office:value-type="string" calcext:value-type="string">
            <text:p>AYEDUASE</text:p>
          </table:table-cell>
          <table:table-cell office:value-type="float" office:value="3.4" calcext:value-type="float">
            <text:p>3.4</text:p>
          </table:table-cell>
          <table:table-cell table:formula="of:=IF([.C18]&gt;4.7;&quot;excellent&quot;;IF([.C18]&gt;3.6;&quot;good&quot;;IF([.C18]&gt;2.8;&quot;average&quot;;IF([.C18]&gt;1.9;&quot;fair&quot;;&quot;poor&quot;))))" office:value-type="string" office:string-value="average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K509</text:p>
          </table:table-cell>
          <table:table-cell office:value-type="float" office:value="6.676245" calcext:value-type="float">
            <text:p>6.676245</text:p>
          </table:table-cell>
          <table:table-cell office:value-type="float" office:value="-1.561647" calcext:value-type="float">
            <text:p>-1.561647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 O EXECUTIVE</text:p>
          </table:table-cell>
          <table:table-cell office:value-type="string" calcext:value-type="string">
            <text:p>AYEDUASE</text:p>
          </table:table-cell>
          <table:table-cell office:value-type="float" office:value="3.4" calcext:value-type="float">
            <text:p>3.4</text:p>
          </table:table-cell>
          <table:table-cell table:formula="of:=IF([.C19]&gt;4.7;&quot;excellent&quot;;IF([.C19]&gt;3.6;&quot;good&quot;;IF([.C19]&gt;2.8;&quot;average&quot;;IF([.C19]&gt;1.9;&quot;fair&quot;;&quot;poor&quot;))))" office:value-type="string" office:string-value="average" calcext:value-type="string">
            <text:p>average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K509</text:p>
          </table:table-cell>
          <table:table-cell office:value-type="float" office:value="6.676245" calcext:value-type="float">
            <text:p>6.676245</text:p>
          </table:table-cell>
          <table:table-cell office:value-type="float" office:value="-1.561647" calcext:value-type="float">
            <text:p>-1.561647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 O EXECUTIVE</text:p>
          </table:table-cell>
          <table:table-cell office:value-type="string" calcext:value-type="string">
            <text:p>AYEDUASE</text:p>
          </table:table-cell>
          <table:table-cell office:value-type="float" office:value="3.4" calcext:value-type="float">
            <text:p>3.4</text:p>
          </table:table-cell>
          <table:table-cell table:formula="of:=IF([.C20]&gt;4.7;&quot;excellent&quot;;IF([.C20]&gt;3.6;&quot;good&quot;;IF([.C20]&gt;2.8;&quot;average&quot;;IF([.C20]&gt;1.9;&quot;fair&quot;;&quot;poor&quot;))))" office:value-type="string" office:string-value="average" calcext:value-type="string">
            <text:p>average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K509</text:p>
          </table:table-cell>
          <table:table-cell office:value-type="float" office:value="6.676245" calcext:value-type="float">
            <text:p>6.676245</text:p>
          </table:table-cell>
          <table:table-cell office:value-type="float" office:value="-1.561647" calcext:value-type="float">
            <text:p>-1.561647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IVILLAS</text:p>
          </table:table-cell>
          <table:table-cell office:value-type="string" calcext:value-type="string">
            <text:p>KENTINKRONO</text:p>
          </table:table-cell>
          <table:table-cell office:value-type="float" office:value="3.9" calcext:value-type="float">
            <text:p>3.9</text:p>
          </table:table-cell>
          <table:table-cell table:formula="of:=IF([.C21]&gt;4.7;&quot;excellent&quot;;IF([.C21]&gt;3.6;&quot;good&quot;;IF([.C21]&gt;2.8;&quot;average&quot;;IF([.C21]&gt;1.9;&quot;fair&quot;;&quot;poor&quot;))))" office:value-type="string" office:string-value="good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K630</text:p>
          </table:table-cell>
          <table:table-cell office:value-type="float" office:value="6.690227" calcext:value-type="float">
            <text:p>6.690227</text:p>
          </table:table-cell>
          <table:table-cell office:value-type="float" office:value="-1.552436" calcext:value-type="float">
            <text:p>-1.552436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IVILLAS</text:p>
          </table:table-cell>
          <table:table-cell office:value-type="string" calcext:value-type="string">
            <text:p>KENTINKRONO</text:p>
          </table:table-cell>
          <table:table-cell office:value-type="float" office:value="3.9" calcext:value-type="float">
            <text:p>3.9</text:p>
          </table:table-cell>
          <table:table-cell table:formula="of:=IF([.C22]&gt;4.7;&quot;excellent&quot;;IF([.C22]&gt;3.6;&quot;good&quot;;IF([.C22]&gt;2.8;&quot;average&quot;;IF([.C22]&gt;1.9;&quot;fair&quot;;&quot;poor&quot;))))" office:value-type="string" office:string-value="good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K630</text:p>
          </table:table-cell>
          <table:table-cell office:value-type="float" office:value="6.690227" calcext:value-type="float">
            <text:p>6.690227</text:p>
          </table:table-cell>
          <table:table-cell office:value-type="float" office:value="-1.552436" calcext:value-type="float">
            <text:p>-1.552436</text:p>
          </table:table-cell>
          <table:table-cell table:number-columns-repeated="2"/>
          <table:table-cell office:value-type="float" office:value="3280" calcext:value-type="float">
            <text:p>328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EACON</text:p>
          </table:table-cell>
          <table:table-cell office:value-type="string" calcext:value-type="string">
            <text:p>AYEDUASE</text:p>
          </table:table-cell>
          <table:table-cell office:value-type="float" office:value="3.6" calcext:value-type="float">
            <text:p>3.6</text:p>
          </table:table-cell>
          <table:table-cell table:formula="of:=IF([.C23]&gt;4.7;&quot;excellent&quot;;IF([.C23]&gt;3.6;&quot;good&quot;;IF([.C23]&gt;2.8;&quot;average&quot;;IF([.C23]&gt;1.9;&quot;fair&quot;;&quot;poor&quot;))))" office:value-type="string" office:string-value="average" calcext:value-type="string">
            <text:p>average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K509</text:p>
          </table:table-cell>
          <table:table-cell office:value-type="float" office:value="6.678387" calcext:value-type="float">
            <text:p>6.678387</text:p>
          </table:table-cell>
          <table:table-cell office:value-type="float" office:value="-1.56295" calcext:value-type="float">
            <text:p>-1.56295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EACON</text:p>
          </table:table-cell>
          <table:table-cell office:value-type="string" calcext:value-type="string">
            <text:p>AYEDUASE</text:p>
          </table:table-cell>
          <table:table-cell table:formula="of:=[.C23]" office:value-type="float" office:value="3.6" calcext:value-type="float">
            <text:p>3.6</text:p>
          </table:table-cell>
          <table:table-cell table:formula="of:=IF([.C24]&gt;4.7;&quot;excellent&quot;;IF([.C24]&gt;3.6;&quot;good&quot;;IF([.C24]&gt;2.8;&quot;average&quot;;IF([.C24]&gt;1.9;&quot;fair&quot;;&quot;poor&quot;))))" office:value-type="string" office:string-value="average" calcext:value-type="string">
            <text:p>average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[.L23]" office:value-type="float" office:value="1100" calcext:value-type="float">
            <text:p>1100</text:p>
          </table:table-cell>
          <table:table-cell table:formula="of:=[.M23]" office:value-type="string" office:string-value="AK509" calcext:value-type="string">
            <text:p>AK509</text:p>
          </table:table-cell>
          <table:table-cell table:formula="of:=[.N23]" office:value-type="float" office:value="6.678387" calcext:value-type="float">
            <text:p>6.678387</text:p>
          </table:table-cell>
          <table:table-cell table:formula="of:=[.O23]" office:value-type="float" office:value="-1.56295" calcext:value-type="float">
            <text:p>-1.5629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LUE ARK</text:p>
          </table:table-cell>
          <table:table-cell office:value-type="string" calcext:value-type="string">
            <text:p>BOMSO</text:p>
          </table:table-cell>
          <table:table-cell office:value-type="float" office:value="3" calcext:value-type="float">
            <text:p>3</text:p>
          </table:table-cell>
          <table:table-cell table:formula="of:=IF([.C25]&gt;4.7;&quot;excellent&quot;;IF([.C25]&gt;3.6;&quot;good&quot;;IF([.C25]&gt;2.8;&quot;average&quot;;IF([.C25]&gt;1.9;&quot;fair&quot;;&quot;poor&quot;))))" office:value-type="string" office:string-value="average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AK316</text:p>
          </table:table-cell>
          <table:table-cell office:value-type="float" office:value="6.681485" calcext:value-type="float">
            <text:p>6.681485</text:p>
          </table:table-cell>
          <table:table-cell office:value-type="float" office:value="-1.57719" calcext:value-type="float">
            <text:p>-1.57719</text:p>
          </table:table-cell>
          <table:table-cell table:number-columns-repeated="2"/>
          <table:table-cell office:value-type="float" office:value="4500" calcext:value-type="float">
            <text:p>45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LUE ARK</text:p>
          </table:table-cell>
          <table:table-cell office:value-type="string" calcext:value-type="string">
            <text:p>BOMSO</text:p>
          </table:table-cell>
          <table:table-cell office:value-type="float" office:value="3" calcext:value-type="float">
            <text:p>3</text:p>
          </table:table-cell>
          <table:table-cell table:formula="of:=IF([.C26]&gt;4.7;&quot;excellent&quot;;IF([.C26]&gt;3.6;&quot;good&quot;;IF([.C26]&gt;2.8;&quot;average&quot;;IF([.C26]&gt;1.9;&quot;fair&quot;;&quot;poor&quot;))))" office:value-type="string" office:string-value="average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AK316</text:p>
          </table:table-cell>
          <table:table-cell office:value-type="float" office:value="6.681485" calcext:value-type="float">
            <text:p>6.681485</text:p>
          </table:table-cell>
          <table:table-cell office:value-type="float" office:value="-1.57719" calcext:value-type="float">
            <text:p>-1.57719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LUE ARK</text:p>
          </table:table-cell>
          <table:table-cell office:value-type="string" calcext:value-type="string">
            <text:p>BOMSO</text:p>
          </table:table-cell>
          <table:table-cell office:value-type="float" office:value="3" calcext:value-type="float">
            <text:p>3</text:p>
          </table:table-cell>
          <table:table-cell table:formula="of:=IF([.C27]&gt;4.7;&quot;excellent&quot;;IF([.C27]&gt;3.6;&quot;good&quot;;IF([.C27]&gt;2.8;&quot;average&quot;;IF([.C27]&gt;1.9;&quot;fair&quot;;&quot;poor&quot;))))" office:value-type="string" office:string-value="average" calcext:value-type="string">
            <text:p>ave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AK316</text:p>
          </table:table-cell>
          <table:table-cell office:value-type="float" office:value="6.681485" calcext:value-type="float">
            <text:p>6.681485</text:p>
          </table:table-cell>
          <table:table-cell office:value-type="float" office:value="-1.57719" calcext:value-type="float">
            <text:p>-1.57719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Y HIS GRACE</text:p>
          </table:table-cell>
          <table:table-cell office:value-type="string" calcext:value-type="string">
            <text:p>AYEDUASE</text:p>
          </table:table-cell>
          <table:table-cell office:value-type="float" office:value="4" calcext:value-type="float">
            <text:p>4</text:p>
          </table:table-cell>
          <table:table-cell table:formula="of:=IF([.C28]&gt;4.7;&quot;excellent&quot;;IF([.C28]&gt;3.6;&quot;good&quot;;IF([.C28]&gt;2.8;&quot;average&quot;;IF([.C28]&gt;1.9;&quot;fair&quot;;&quot;poor&quot;))))" office:value-type="string" office:string-value="good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ye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K509</text:p>
          </table:table-cell>
          <table:table-cell office:value-type="float" office:value="6.677138" calcext:value-type="float">
            <text:p>6.677138</text:p>
          </table:table-cell>
          <table:table-cell office:value-type="float" office:value="-1.562924" calcext:value-type="float">
            <text:p>-1.562924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Y HIS GRACE</text:p>
          </table:table-cell>
          <table:table-cell office:value-type="string" calcext:value-type="string">
            <text:p>AYEDUASE</text:p>
          </table:table-cell>
          <table:table-cell office:value-type="float" office:value="4" calcext:value-type="float">
            <text:p>4</text:p>
          </table:table-cell>
          <table:table-cell table:formula="of:=IF([.C29]&gt;4.7;&quot;excellent&quot;;IF([.C29]&gt;3.6;&quot;good&quot;;IF([.C29]&gt;2.8;&quot;average&quot;;IF([.C29]&gt;1.9;&quot;fair&quot;;&quot;poor&quot;))))" office:value-type="string" office:string-value="good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K509</text:p>
          </table:table-cell>
          <table:table-cell office:value-type="float" office:value="6.677138" calcext:value-type="float">
            <text:p>6.677138</text:p>
          </table:table-cell>
          <table:table-cell office:value-type="float" office:value="-1.562924" calcext:value-type="float">
            <text:p>-1.562924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2700" calcext:value-type="float">
            <text:p>27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Y HIS GRACE</text:p>
          </table:table-cell>
          <table:table-cell office:value-type="string" calcext:value-type="string">
            <text:p>AYEDUASE</text:p>
          </table:table-cell>
          <table:table-cell office:value-type="float" office:value="4" calcext:value-type="float">
            <text:p>4</text:p>
          </table:table-cell>
          <table:table-cell table:formula="of:=IF([.C30]&gt;4.7;&quot;excellent&quot;;IF([.C30]&gt;3.6;&quot;good&quot;;IF([.C30]&gt;2.8;&quot;average&quot;;IF([.C30]&gt;1.9;&quot;fair&quot;;&quot;poor&quot;)))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K509</text:p>
          </table:table-cell>
          <table:table-cell office:value-type="float" office:value="6.677138" calcext:value-type="float">
            <text:p>6.677138</text:p>
          </table:table-cell>
          <table:table-cell office:value-type="float" office:value="-1.562924" calcext:value-type="float">
            <text:p>-1.562924</text:p>
          </table:table-cell>
          <table:table-cell table:number-columns-repeated="2"/>
          <table:table-cell office:value-type="float" office:value="2100" calcext:value-type="float">
            <text:p>21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NAM</text:p>
          </table:table-cell>
          <table:table-cell office:value-type="string" calcext:value-type="string">
            <text:p>KOTEI</text:p>
          </table:table-cell>
          <table:table-cell office:value-type="float" office:value="4.2" calcext:value-type="float">
            <text:p>4.2</text:p>
          </table:table-cell>
          <table:table-cell table:formula="of:=IF([.C31]&gt;4.7;&quot;excellent&quot;;IF([.C31]&gt;3.6;&quot;good&quot;;IF([.C31]&gt;2.8;&quot;average&quot;;IF([.C31]&gt;1.9;&quot;fair&quot;;&quot;poor&quot;))))" office:value-type="string" office:string-value="good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K507</text:p>
          </table:table-cell>
          <table:table-cell office:value-type="float" office:value="6.669881" calcext:value-type="float">
            <text:p>6.669881</text:p>
          </table:table-cell>
          <table:table-cell office:value-type="float" office:value="-1.563587" calcext:value-type="float">
            <text:p>-1.563587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NAM</text:p>
          </table:table-cell>
          <table:table-cell office:value-type="string" calcext:value-type="string">
            <text:p>KOTEI</text:p>
          </table:table-cell>
          <table:table-cell office:value-type="float" office:value="4.2" calcext:value-type="float">
            <text:p>4.2</text:p>
          </table:table-cell>
          <table:table-cell table:formula="of:=IF([.C32]&gt;4.7;&quot;excellent&quot;;IF([.C32]&gt;3.6;&quot;good&quot;;IF([.C32]&gt;2.8;&quot;average&quot;;IF([.C32]&gt;1.9;&quot;fair&quot;;&quot;poor&quot;))))" office:value-type="string" office:string-value="good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K507</text:p>
          </table:table-cell>
          <table:table-cell office:value-type="float" office:value="6.669881" calcext:value-type="float">
            <text:p>6.669881</text:p>
          </table:table-cell>
          <table:table-cell office:value-type="float" office:value="-1.563587" calcext:value-type="float">
            <text:p>-1.563587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SA MARIA</text:p>
          </table:table-cell>
          <table:table-cell office:value-type="string" calcext:value-type="string">
            <text:p>AYEDUASE</text:p>
          </table:table-cell>
          <table:table-cell office:value-type="float" office:value="4" calcext:value-type="float">
            <text:p>4</text:p>
          </table:table-cell>
          <table:table-cell table:formula="of:=IF([.C33]&gt;4.7;&quot;excellent&quot;;IF([.C33]&gt;3.6;&quot;good&quot;;IF([.C33]&gt;2.8;&quot;average&quot;;IF([.C33]&gt;1.9;&quot;fair&quot;;&quot;poor&quot;))))" office:value-type="string" office:string-value="good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K508</text:p>
          </table:table-cell>
          <table:table-cell office:value-type="float" office:value="6.670658" calcext:value-type="float">
            <text:p>6.670658</text:p>
          </table:table-cell>
          <table:table-cell office:value-type="float" office:value="-1.561676" calcext:value-type="float">
            <text:p>-1.561676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ELIA ROYAL</text:p>
          </table:table-cell>
          <table:table-cell office:value-type="string" calcext:value-type="string">
            <text:p>KOTEI</text:p>
          </table:table-cell>
          <table:table-cell office:value-type="float" office:value="4" calcext:value-type="float">
            <text:p>4</text:p>
          </table:table-cell>
          <table:table-cell table:formula="of:=IF([.C34]&gt;4.7;&quot;excellent&quot;;IF([.C34]&gt;3.6;&quot;good&quot;;IF([.C34]&gt;2.8;&quot;average&quot;;IF([.C34]&gt;1.9;&quot;fair&quot;;&quot;poor&quot;))))" office:value-type="string" office:string-value="good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yes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AK505</text:p>
          </table:table-cell>
          <table:table-cell office:value-type="float" office:value="6.660421" calcext:value-type="float">
            <text:p>6.660421</text:p>
          </table:table-cell>
          <table:table-cell office:value-type="float" office:value="-1.563399" calcext:value-type="float">
            <text:p>-1.563399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ELIA ROYAL</text:p>
          </table:table-cell>
          <table:table-cell office:value-type="string" calcext:value-type="string">
            <text:p>KOTEI</text:p>
          </table:table-cell>
          <table:table-cell office:value-type="float" office:value="4" calcext:value-type="float">
            <text:p>4</text:p>
          </table:table-cell>
          <table:table-cell table:formula="of:=IF([.C35]&gt;4.7;&quot;excellent&quot;;IF([.C35]&gt;3.6;&quot;good&quot;;IF([.C35]&gt;2.8;&quot;average&quot;;IF([.C35]&gt;1.9;&quot;fair&quot;;&quot;poor&quot;)))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AK505</text:p>
          </table:table-cell>
          <table:table-cell office:value-type="float" office:value="6.660421" calcext:value-type="float">
            <text:p>6.660421</text:p>
          </table:table-cell>
          <table:table-cell office:value-type="float" office:value="-1.563399" calcext:value-type="float">
            <text:p>-1.563399</text:p>
          </table:table-cell>
          <table:table-cell table:number-columns-repeated="2"/>
          <table:table-cell office:value-type="float" office:value="1850" calcext:value-type="float">
            <text:p>185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HRISTIAN IPS</text:p>
          </table:table-cell>
          <table:table-cell office:value-type="string" calcext:value-type="string">
            <text:p>BOMSO</text:p>
          </table:table-cell>
          <table:table-cell office:value-type="float" office:value="3.6" calcext:value-type="float">
            <text:p>3.6</text:p>
          </table:table-cell>
          <table:table-cell table:formula="of:=IF([.C36]&gt;4.7;&quot;excellent&quot;;IF([.C36]&gt;3.6;&quot;good&quot;;IF([.C36]&gt;2.8;&quot;average&quot;;IF([.C36]&gt;1.9;&quot;fair&quot;;&quot;poor&quot;))))" office:value-type="string" office:string-value="average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K249</text:p>
          </table:table-cell>
          <table:table-cell office:value-type="float" office:value="6.681769" calcext:value-type="float">
            <text:p>6.681769</text:p>
          </table:table-cell>
          <table:table-cell office:value-type="float" office:value="-1.581393" calcext:value-type="float">
            <text:p>-1.581393</text:p>
          </table:table-cell>
          <table:table-cell table:number-columns-repeated="2"/>
          <table:table-cell office:value-type="float" office:value="2800" calcext:value-type="float">
            <text:p>28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RYSTAL ROSE</text:p>
          </table:table-cell>
          <table:table-cell office:value-type="string" calcext:value-type="string">
            <text:p>KENTINKRONO</text:p>
          </table:table-cell>
          <table:table-cell office:value-type="float" office:value="3.4" calcext:value-type="float">
            <text:p>3.4</text:p>
          </table:table-cell>
          <table:table-cell table:formula="of:=IF([.C37]&gt;4.7;&quot;excellent&quot;;IF([.C37]&gt;3.6;&quot;good&quot;;IF([.C37]&gt;2.8;&quot;average&quot;;IF([.C37]&gt;1.9;&quot;fair&quot;;&quot;poor&quot;))))" office:value-type="string" office:string-value="average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K571</text:p>
          </table:table-cell>
          <table:table-cell office:value-type="float" office:value="6.686145" calcext:value-type="float">
            <text:p>6.686145</text:p>
          </table:table-cell>
          <table:table-cell office:value-type="float" office:value="-1.5567" calcext:value-type="float">
            <text:p>-1.5567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RYSTAL ROSE</text:p>
          </table:table-cell>
          <table:table-cell office:value-type="string" calcext:value-type="string">
            <text:p>KENTINKRONO</text:p>
          </table:table-cell>
          <table:table-cell office:value-type="float" office:value="3.4" calcext:value-type="float">
            <text:p>3.4</text:p>
          </table:table-cell>
          <table:table-cell table:formula="of:=IF([.C38]&gt;4.7;&quot;excellent&quot;;IF([.C38]&gt;3.6;&quot;good&quot;;IF([.C38]&gt;2.8;&quot;average&quot;;IF([.C38]&gt;1.9;&quot;fair&quot;;&quot;poor&quot;))))" office:value-type="string" office:string-value="average" calcext:value-type="string">
            <text:p>ave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K571</text:p>
          </table:table-cell>
          <table:table-cell office:value-type="float" office:value="6.686145" calcext:value-type="float">
            <text:p>6.686145</text:p>
          </table:table-cell>
          <table:table-cell office:value-type="float" office:value="-1.5567" calcext:value-type="float">
            <text:p>-1.5567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RYSTAL ROSE</text:p>
          </table:table-cell>
          <table:table-cell office:value-type="string" calcext:value-type="string">
            <text:p>KENTINKRONO</text:p>
          </table:table-cell>
          <table:table-cell office:value-type="float" office:value="3.4" calcext:value-type="float">
            <text:p>3.4</text:p>
          </table:table-cell>
          <table:table-cell table:formula="of:=IF([.C39]&gt;4.7;&quot;excellent&quot;;IF([.C39]&gt;3.6;&quot;good&quot;;IF([.C39]&gt;2.8;&quot;average&quot;;IF([.C39]&gt;1.9;&quot;fair&quot;;&quot;poor&quot;))))" office:value-type="string" office:string-value="average" calcext:value-type="string">
            <text:p>aver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K571</text:p>
          </table:table-cell>
          <table:table-cell office:value-type="float" office:value="6.686145" calcext:value-type="float">
            <text:p>6.686145</text:p>
          </table:table-cell>
          <table:table-cell office:value-type="float" office:value="-1.5567" calcext:value-type="float">
            <text:p>-1.5567</text:p>
          </table:table-cell>
          <table:table-cell table:number-columns-repeated="2"/>
          <table:table-cell office:value-type="float" office:value="1720" calcext:value-type="float">
            <text:p>172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KENS INTERNATIONAL</text:p>
          </table:table-cell>
          <table:table-cell office:value-type="string" calcext:value-type="string">
            <text:p>AYEDUASE</text:p>
          </table:table-cell>
          <table:table-cell office:value-type="float" office:value="3.6" calcext:value-type="float">
            <text:p>3.6</text:p>
          </table:table-cell>
          <table:table-cell table:formula="of:=IF([.C40]&gt;4.7;&quot;excellent&quot;;IF([.C40]&gt;3.6;&quot;good&quot;;IF([.C40]&gt;2.8;&quot;average&quot;;IF([.C40]&gt;1.9;&quot;fair&quot;;&quot;poor&quot;))))" office:value-type="string" office:string-value="average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AK627</text:p>
          </table:table-cell>
          <table:table-cell office:value-type="float" office:value="6.677985" calcext:value-type="float">
            <text:p>6.677985</text:p>
          </table:table-cell>
          <table:table-cell office:value-type="float" office:value="-1.554691" calcext:value-type="float">
            <text:p>-1.554691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KENS INTERNATIONAL</text:p>
          </table:table-cell>
          <table:table-cell office:value-type="string" calcext:value-type="string">
            <text:p>AYEDUASE</text:p>
          </table:table-cell>
          <table:table-cell table:formula="of:=[.C40]" office:value-type="float" office:value="3.6" calcext:value-type="float">
            <text:p>3.6</text:p>
          </table:table-cell>
          <table:table-cell table:formula="of:=IF([.C41]&gt;4.7;&quot;excellent&quot;;IF([.C41]&gt;3.6;&quot;good&quot;;IF([.C41]&gt;2.8;&quot;average&quot;;IF([.C41]&gt;1.9;&quot;fair&quot;;&quot;poor&quot;))))" office:value-type="string" office:string-value="average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[.L40]" office:value-type="float" office:value="2100" calcext:value-type="float">
            <text:p>2100</text:p>
          </table:table-cell>
          <table:table-cell table:formula="of:=[.M40]" office:value-type="string" office:string-value="AK627" calcext:value-type="string">
            <text:p>AK627</text:p>
          </table:table-cell>
          <table:table-cell table:formula="of:=[.N40]" office:value-type="float" office:value="6.677985" calcext:value-type="float">
            <text:p>6.677985</text:p>
          </table:table-cell>
          <table:table-cell table:formula="of:=[.O40]" office:value-type="float" office:value="-1.554691" calcext:value-type="float">
            <text:p>-1.554691</text:p>
          </table:table-cell>
          <table:table-cell table:number-columns-repeated="2"/>
          <table:table-cell office:value-type="float" office:value="1760" calcext:value-type="float">
            <text:p>176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LISA MAIN</text:p>
          </table:table-cell>
          <table:table-cell office:value-type="string" calcext:value-type="string">
            <text:p>AYEDUASE</text:p>
          </table:table-cell>
          <table:table-cell office:value-type="float" office:value="2.1" calcext:value-type="float">
            <text:p>2.1</text:p>
          </table:table-cell>
          <table:table-cell table:formula="of:=IF([.C42]&gt;4.7;&quot;excellent&quot;;IF([.C42]&gt;3.6;&quot;good&quot;;IF([.C42]&gt;2.8;&quot;average&quot;;IF([.C42]&gt;1.9;&quot;fair&quot;;&quot;poor&quot;))))" office:value-type="string" office:string-value="fair" calcext:value-type="string">
            <text:p>fai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K568</text:p>
          </table:table-cell>
          <table:table-cell office:value-type="float" office:value="6.674116" calcext:value-type="float">
            <text:p>6.674116</text:p>
          </table:table-cell>
          <table:table-cell office:value-type="float" office:value="-1.558219" calcext:value-type="float">
            <text:p>-1.558219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2700" calcext:value-type="float">
            <text:p>27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LISA MAIN</text:p>
          </table:table-cell>
          <table:table-cell office:value-type="string" calcext:value-type="string">
            <text:p>AYEDUASE</text:p>
          </table:table-cell>
          <table:table-cell table:formula="of:=[.C42]" office:value-type="float" office:value="2.1" calcext:value-type="float">
            <text:p>2.1</text:p>
          </table:table-cell>
          <table:table-cell table:formula="of:=IF([.C43]&gt;4.7;&quot;excellent&quot;;IF([.C43]&gt;3.6;&quot;good&quot;;IF([.C43]&gt;2.8;&quot;average&quot;;IF([.C43]&gt;1.9;&quot;fair&quot;;&quot;poor&quot;))))" office:value-type="string" office:string-value="fair" calcext:value-type="string">
            <text:p>fai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[.L42]" office:value-type="float" office:value="1200" calcext:value-type="float">
            <text:p>1200</text:p>
          </table:table-cell>
          <table:table-cell table:formula="of:=[.M42]" office:value-type="string" office:string-value="AK568" calcext:value-type="string">
            <text:p>AK568</text:p>
          </table:table-cell>
          <table:table-cell table:formula="of:=[.N42]" office:value-type="float" office:value="6.674116" calcext:value-type="float">
            <text:p>6.674116</text:p>
          </table:table-cell>
          <table:table-cell table:formula="of:=[.O42]" office:value-type="float" office:value="-1.558219" calcext:value-type="float">
            <text:p>-1.558219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2300" calcext:value-type="float">
            <text:p>23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VALYPAH</text:p>
          </table:table-cell>
          <table:table-cell office:value-type="string" calcext:value-type="string">
            <text:p>KOTEI</text:p>
          </table:table-cell>
          <table:table-cell office:value-type="float" office:value="3.8" calcext:value-type="float">
            <text:p>3.8</text:p>
          </table:table-cell>
          <table:table-cell table:formula="of:=IF([.C44]&gt;4.7;&quot;excellent&quot;;IF([.C44]&gt;3.6;&quot;good&quot;;IF([.C44]&gt;2.8;&quot;average&quot;;IF([.C44]&gt;1.9;&quot;fair&quot;;&quot;poor&quot;))))" office:value-type="string" office:string-value="good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AK507</text:p>
          </table:table-cell>
          <table:table-cell office:value-type="float" office:value="6.668011" calcext:value-type="float">
            <text:p>6.668011</text:p>
          </table:table-cell>
          <table:table-cell office:value-type="float" office:value="-1.564305" calcext:value-type="float">
            <text:p>-1.564305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VALYPAH</text:p>
          </table:table-cell>
          <table:table-cell office:value-type="string" calcext:value-type="string">
            <text:p>KOTEI</text:p>
          </table:table-cell>
          <table:table-cell office:value-type="float" office:value="3.8" calcext:value-type="float">
            <text:p>3.8</text:p>
          </table:table-cell>
          <table:table-cell table:formula="of:=IF([.C45]&gt;4.7;&quot;excellent&quot;;IF([.C45]&gt;3.6;&quot;good&quot;;IF([.C45]&gt;2.8;&quot;average&quot;;IF([.C45]&gt;1.9;&quot;fair&quot;;&quot;poor&quot;))))" office:value-type="string" office:string-value="good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AK507</text:p>
          </table:table-cell>
          <table:table-cell office:value-type="float" office:value="6.668011" calcext:value-type="float">
            <text:p>6.668011</text:p>
          </table:table-cell>
          <table:table-cell office:value-type="float" office:value="-1.564305" calcext:value-type="float">
            <text:p>-1.564305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2700" calcext:value-type="float">
            <text:p>27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VALYPAH</text:p>
          </table:table-cell>
          <table:table-cell office:value-type="string" calcext:value-type="string">
            <text:p>KOTEI</text:p>
          </table:table-cell>
          <table:table-cell office:value-type="float" office:value="3.8" calcext:value-type="float">
            <text:p>3.8</text:p>
          </table:table-cell>
          <table:table-cell table:formula="of:=IF([.C46]&gt;4.7;&quot;excellent&quot;;IF([.C46]&gt;3.6;&quot;good&quot;;IF([.C46]&gt;2.8;&quot;average&quot;;IF([.C46]&gt;1.9;&quot;fair&quot;;&quot;poor&quot;))))" office:value-type="string" office:string-value="good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AK507</text:p>
          </table:table-cell>
          <table:table-cell office:value-type="float" office:value="6.668011" calcext:value-type="float">
            <text:p>6.668011</text:p>
          </table:table-cell>
          <table:table-cell office:value-type="float" office:value="-1.564305" calcext:value-type="float">
            <text:p>-1.564305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NIN</text:p>
          </table:table-cell>
          <table:table-cell office:value-type="string" calcext:value-type="string">
            <text:p>AYEDUASE</text:p>
          </table:table-cell>
          <table:table-cell office:value-type="float" office:value="3.8" calcext:value-type="float">
            <text:p>3.8</text:p>
          </table:table-cell>
          <table:table-cell table:formula="of:=IF([.C47]&gt;4.7;&quot;excellent&quot;;IF([.C47]&gt;3.6;&quot;good&quot;;IF([.C47]&gt;2.8;&quot;average&quot;;IF([.C47]&gt;1.9;&quot;fair&quot;;&quot;poor&quot;))))" office:value-type="string" office:string-value="good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AK679</text:p>
          </table:table-cell>
          <table:table-cell office:value-type="float" office:value="6.671922" calcext:value-type="float">
            <text:p>6.671922</text:p>
          </table:table-cell>
          <table:table-cell office:value-type="float" office:value="-1.549935" calcext:value-type="float">
            <text:p>-1.54993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NIN</text:p>
          </table:table-cell>
          <table:table-cell office:value-type="string" calcext:value-type="string">
            <text:p>AYEDUASE</text:p>
          </table:table-cell>
          <table:table-cell office:value-type="float" office:value="3.8" calcext:value-type="float">
            <text:p>3.8</text:p>
          </table:table-cell>
          <table:table-cell table:formula="of:=IF([.C48]&gt;4.7;&quot;excellent&quot;;IF([.C48]&gt;3.6;&quot;good&quot;;IF([.C48]&gt;2.8;&quot;average&quot;;IF([.C48]&gt;1.9;&quot;fair&quot;;&quot;poor&quot;))))" office:value-type="string" office:string-value="good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AK679</text:p>
          </table:table-cell>
          <table:table-cell office:value-type="float" office:value="6.671922" calcext:value-type="float">
            <text:p>6.671922</text:p>
          </table:table-cell>
          <table:table-cell office:value-type="float" office:value="-1.549935" calcext:value-type="float">
            <text:p>-1.549935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 – PLAZA</text:p>
          </table:table-cell>
          <table:table-cell office:value-type="string" calcext:value-type="string">
            <text:p>AYEDUASE</text:p>
          </table:table-cell>
          <table:table-cell office:value-type="float" office:value="2.1" calcext:value-type="float">
            <text:p>2.1</text:p>
          </table:table-cell>
          <table:table-cell table:formula="of:=IF([.C49]&gt;4.7;&quot;excellent&quot;;IF([.C49]&gt;3.6;&quot;good&quot;;IF([.C49]&gt;2.8;&quot;average&quot;;IF([.C49]&gt;1.9;&quot;fair&quot;;&quot;poor&quot;))))" office:value-type="string" office:string-value="fair" calcext:value-type="string">
            <text:p>fa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AK680</text:p>
          </table:table-cell>
          <table:table-cell office:value-type="float" office:value="6.677972" calcext:value-type="float">
            <text:p>6.677972</text:p>
          </table:table-cell>
          <table:table-cell office:value-type="float" office:value="-1.54723" calcext:value-type="float">
            <text:p>-1.54723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 – PLAZA</text:p>
          </table:table-cell>
          <table:table-cell office:value-type="string" calcext:value-type="string">
            <text:p>AYEDUASE</text:p>
          </table:table-cell>
          <table:table-cell office:value-type="float" office:value="2.1" calcext:value-type="float">
            <text:p>2.1</text:p>
          </table:table-cell>
          <table:table-cell table:formula="of:=IF([.C50]&gt;4.7;&quot;excellent&quot;;IF([.C50]&gt;3.6;&quot;good&quot;;IF([.C50]&gt;2.8;&quot;average&quot;;IF([.C50]&gt;1.9;&quot;fair&quot;;&quot;poor&quot;))))" office:value-type="string" office:string-value="fair" calcext:value-type="string">
            <text:p>fa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AK680</text:p>
          </table:table-cell>
          <table:table-cell office:value-type="float" office:value="6.677972" calcext:value-type="float">
            <text:p>6.677972</text:p>
          </table:table-cell>
          <table:table-cell office:value-type="float" office:value="-1.54723" calcext:value-type="float">
            <text:p>-1.54723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LINT</text:p>
          </table:table-cell>
          <table:table-cell office:value-type="string" calcext:value-type="string">
            <text:p>KOTEI</text:p>
          </table:table-cell>
          <table:table-cell office:value-type="float" office:value="3.8" calcext:value-type="float">
            <text:p>3.8</text:p>
          </table:table-cell>
          <table:table-cell table:formula="of:=IF([.C51]&gt;4.7;&quot;excellent&quot;;IF([.C51]&gt;3.6;&quot;good&quot;;IF([.C51]&gt;2.8;&quot;average&quot;;IF([.C51]&gt;1.9;&quot;fair&quot;;&quot;poor&quot;))))" office:value-type="string" office:string-value="good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AK507</text:p>
          </table:table-cell>
          <table:table-cell office:value-type="float" office:value="6.666235" calcext:value-type="float">
            <text:p>6.666235</text:p>
          </table:table-cell>
          <table:table-cell office:value-type="float" office:value="-1.563461" calcext:value-type="float">
            <text:p>-1.563461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NF</text:p>
          </table:table-cell>
          <table:table-cell office:value-type="string" calcext:value-type="string">
            <text:p>AYEDUASE</text:p>
          </table:table-cell>
          <table:table-cell office:value-type="float" office:value="3.4" calcext:value-type="float">
            <text:p>3.4</text:p>
          </table:table-cell>
          <table:table-cell table:formula="of:=IF([.C52]&gt;4.7;&quot;excellent&quot;;IF([.C52]&gt;3.6;&quot;good&quot;;IF([.C52]&gt;2.8;&quot;average&quot;;IF([.C52]&gt;1.9;&quot;fair&quot;;&quot;poor&quot;))))" office:value-type="string" office:string-value="average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K626</text:p>
          </table:table-cell>
          <table:table-cell office:value-type="float" office:value="6.673397" calcext:value-type="float">
            <text:p>6.673397</text:p>
          </table:table-cell>
          <table:table-cell office:value-type="float" office:value="-1.550189" calcext:value-type="float">
            <text:p>-1.550189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NF</text:p>
          </table:table-cell>
          <table:table-cell office:value-type="string" calcext:value-type="string">
            <text:p>AYEDUASE</text:p>
          </table:table-cell>
          <table:table-cell office:value-type="float" office:value="3.4" calcext:value-type="float">
            <text:p>3.4</text:p>
          </table:table-cell>
          <table:table-cell table:formula="of:=IF([.C53]&gt;4.7;&quot;excellent&quot;;IF([.C53]&gt;3.6;&quot;good&quot;;IF([.C53]&gt;2.8;&quot;average&quot;;IF([.C53]&gt;1.9;&quot;fair&quot;;&quot;poor&quot;))))" office:value-type="string" office:string-value="average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K626</text:p>
          </table:table-cell>
          <table:table-cell office:value-type="float" office:value="6.673397" calcext:value-type="float">
            <text:p>6.673397</text:p>
          </table:table-cell>
          <table:table-cell office:value-type="float" office:value="-1.550189" calcext:value-type="float">
            <text:p>-1.550189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OSUA HOMES</text:p>
          </table:table-cell>
          <table:table-cell office:value-type="string" calcext:value-type="string">
            <text:p>AYEDUASE</text:p>
          </table:table-cell>
          <table:table-cell office:value-type="float" office:value="3.7" calcext:value-type="float">
            <text:p>3.7</text:p>
          </table:table-cell>
          <table:table-cell table:formula="of:=IF([.C54]&gt;4.7;&quot;excellent&quot;;IF([.C54]&gt;3.6;&quot;good&quot;;IF([.C54]&gt;2.8;&quot;average&quot;;IF([.C54]&gt;1.9;&quot;fair&quot;;&quot;poor&quot;))))" office:value-type="string" office:string-value="good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AK626</text:p>
          </table:table-cell>
          <table:table-cell office:value-type="float" office:value="6.670869" calcext:value-type="float">
            <text:p>6.670869</text:p>
          </table:table-cell>
          <table:table-cell office:value-type="float" office:value="-1.553032" calcext:value-type="float">
            <text:p>-1.553032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2500" calcext:value-type="float">
            <text:p>25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OSUA HOMES</text:p>
          </table:table-cell>
          <table:table-cell office:value-type="string" calcext:value-type="string">
            <text:p>AYEDUASE</text:p>
          </table:table-cell>
          <table:table-cell office:value-type="float" office:value="3.7" calcext:value-type="float">
            <text:p>3.7</text:p>
          </table:table-cell>
          <table:table-cell table:formula="of:=IF([.C55]&gt;4.7;&quot;excellent&quot;;IF([.C55]&gt;3.6;&quot;good&quot;;IF([.C55]&gt;2.8;&quot;average&quot;;IF([.C55]&gt;1.9;&quot;fair&quot;;&quot;poor&quot;))))" office:value-type="string" office:string-value="good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AK626</text:p>
          </table:table-cell>
          <table:table-cell office:value-type="float" office:value="6.670869" calcext:value-type="float">
            <text:p>6.670869</text:p>
          </table:table-cell>
          <table:table-cell office:value-type="float" office:value="-1.553032" calcext:value-type="float">
            <text:p>-1.553032</text:p>
          </table:table-cell>
          <table:table-cell office:value-type="float" office:value="1400" calcext:value-type="float">
            <text:p>140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ANCO</text:p>
          </table:table-cell>
          <table:table-cell office:value-type="string" calcext:value-type="string">
            <text:p>KOTEI</text:p>
          </table:table-cell>
          <table:table-cell office:value-type="float" office:value="4.3" calcext:value-type="float">
            <text:p>4.3</text:p>
          </table:table-cell>
          <table:table-cell table:formula="of:=IF([.C56]&gt;4.7;&quot;excellent&quot;;IF([.C56]&gt;3.6;&quot;good&quot;;IF([.C56]&gt;2.8;&quot;average&quot;;IF([.C56]&gt;1.9;&quot;fair&quot;;&quot;poor&quot;))))" office:value-type="string" office:string-value="good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K507</text:p>
          </table:table-cell>
          <table:table-cell office:value-type="float" office:value="6.669835" calcext:value-type="float">
            <text:p>6.669835</text:p>
          </table:table-cell>
          <table:table-cell office:value-type="float" office:value="-1.561102" calcext:value-type="float">
            <text:p>-1.561102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ANCO</text:p>
          </table:table-cell>
          <table:table-cell office:value-type="string" calcext:value-type="string">
            <text:p>KOTEI</text:p>
          </table:table-cell>
          <table:table-cell office:value-type="float" office:value="4.3" calcext:value-type="float">
            <text:p>4.3</text:p>
          </table:table-cell>
          <table:table-cell table:formula="of:=IF([.C57]&gt;4.7;&quot;excellent&quot;;IF([.C57]&gt;3.6;&quot;good&quot;;IF([.C57]&gt;2.8;&quot;average&quot;;IF([.C57]&gt;1.9;&quot;fair&quot;;&quot;poor&quot;))))" office:value-type="string" office:string-value="good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K507</text:p>
          </table:table-cell>
          <table:table-cell office:value-type="float" office:value="6.669835" calcext:value-type="float">
            <text:p>6.669835</text:p>
          </table:table-cell>
          <table:table-cell office:value-type="float" office:value="-1.561102" calcext:value-type="float">
            <text:p>-1.561102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2500" calcext:value-type="float">
            <text:p>25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ANCO</text:p>
          </table:table-cell>
          <table:table-cell office:value-type="string" calcext:value-type="string">
            <text:p>KOTEI</text:p>
          </table:table-cell>
          <table:table-cell office:value-type="float" office:value="4.3" calcext:value-type="float">
            <text:p>4.3</text:p>
          </table:table-cell>
          <table:table-cell table:formula="of:=IF([.C58]&gt;4.7;&quot;excellent&quot;;IF([.C58]&gt;3.6;&quot;good&quot;;IF([.C58]&gt;2.8;&quot;average&quot;;IF([.C58]&gt;1.9;&quot;fair&quot;;&quot;poor&quot;)))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K507</text:p>
          </table:table-cell>
          <table:table-cell office:value-type="float" office:value="6.669835" calcext:value-type="float">
            <text:p>6.669835</text:p>
          </table:table-cell>
          <table:table-cell office:value-type="float" office:value="-1.561102" calcext:value-type="float">
            <text:p>-1.561102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LINE INN</text:p>
          </table:table-cell>
          <table:table-cell office:value-type="string" calcext:value-type="string">
            <text:p>AYEDUASE</text:p>
          </table:table-cell>
          <table:table-cell office:value-type="float" office:value="2.4" calcext:value-type="float">
            <text:p>2.4</text:p>
          </table:table-cell>
          <table:table-cell table:formula="of:=IF([.C59]&gt;4.7;&quot;excellent&quot;;IF([.C59]&gt;3.6;&quot;good&quot;;IF([.C59]&gt;2.8;&quot;average&quot;;IF([.C59]&gt;1.9;&quot;fair&quot;;&quot;poor&quot;))))" office:value-type="string" office:string-value="fair" calcext:value-type="string">
            <text:p>fair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ye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AK508</text:p>
          </table:table-cell>
          <table:table-cell office:value-type="float" office:value="6.672041" calcext:value-type="float">
            <text:p>6.672041</text:p>
          </table:table-cell>
          <table:table-cell office:value-type="float" office:value="-1.562246" calcext:value-type="float">
            <text:p>-1.562246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LINE INN</text:p>
          </table:table-cell>
          <table:table-cell office:value-type="string" calcext:value-type="string">
            <text:p>AYEDUASE</text:p>
          </table:table-cell>
          <table:table-cell office:value-type="float" office:value="2.4" calcext:value-type="float">
            <text:p>2.4</text:p>
          </table:table-cell>
          <table:table-cell table:formula="of:=IF([.C60]&gt;4.7;&quot;excellent&quot;;IF([.C60]&gt;3.6;&quot;good&quot;;IF([.C60]&gt;2.8;&quot;average&quot;;IF([.C60]&gt;1.9;&quot;fair&quot;;&quot;poor&quot;))))" office:value-type="string" office:string-value="fair" calcext:value-type="string">
            <text:p>fair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AK508</text:p>
          </table:table-cell>
          <table:table-cell office:value-type="float" office:value="6.672041" calcext:value-type="float">
            <text:p>6.672041</text:p>
          </table:table-cell>
          <table:table-cell office:value-type="float" office:value="-1.562246" calcext:value-type="float">
            <text:p>-1.56224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AZA</text:p>
          </table:table-cell>
          <table:table-cell office:value-type="string" calcext:value-type="string">
            <text:p>KENTINKRONO</text:p>
          </table:table-cell>
          <table:table-cell office:value-type="float" office:value="4" calcext:value-type="float">
            <text:p>4</text:p>
          </table:table-cell>
          <table:table-cell table:formula="of:=IF([.C61]&gt;4.7;&quot;excellent&quot;;IF([.C61]&gt;3.6;&quot;good&quot;;IF([.C61]&gt;2.8;&quot;average&quot;;IF([.C61]&gt;1.9;&quot;fair&quot;;&quot;poor&quot;))))" office:value-type="string" office:string-value="good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K572</text:p>
          </table:table-cell>
          <table:table-cell office:value-type="float" office:value="6.688292" calcext:value-type="float">
            <text:p>6.688292</text:p>
          </table:table-cell>
          <table:table-cell office:value-type="float" office:value="-1.556173" calcext:value-type="float">
            <text:p>-1.556173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AZA</text:p>
          </table:table-cell>
          <table:table-cell office:value-type="string" calcext:value-type="string">
            <text:p>KENTINKRONO</text:p>
          </table:table-cell>
          <table:table-cell office:value-type="float" office:value="4" calcext:value-type="float">
            <text:p>4</text:p>
          </table:table-cell>
          <table:table-cell table:formula="of:=IF([.C62]&gt;4.7;&quot;excellent&quot;;IF([.C62]&gt;3.6;&quot;good&quot;;IF([.C62]&gt;2.8;&quot;average&quot;;IF([.C62]&gt;1.9;&quot;fair&quot;;&quot;poor&quot;))))" office:value-type="string" office:string-value="good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K572</text:p>
          </table:table-cell>
          <table:table-cell office:value-type="float" office:value="6.688292" calcext:value-type="float">
            <text:p>6.688292</text:p>
          </table:table-cell>
          <table:table-cell office:value-type="float" office:value="-1.556173" calcext:value-type="float">
            <text:p>-1.556173</text:p>
          </table:table-cell>
          <table:table-cell table:number-columns-repeated="2"/>
          <table:table-cell office:value-type="float" office:value="2890" calcext:value-type="float">
            <text:p>289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KENTINKRONO</text:p>
          </table:table-cell>
          <table:table-cell office:value-type="float" office:value="3.4" calcext:value-type="float">
            <text:p>3.4</text:p>
          </table:table-cell>
          <table:table-cell table:formula="of:=IF([.C63]&gt;4.7;&quot;excellent&quot;;IF([.C63]&gt;3.6;&quot;good&quot;;IF([.C63]&gt;2.8;&quot;average&quot;;IF([.C63]&gt;1.9;&quot;fair&quot;;&quot;poor&quot;))))" office:value-type="string" office:string-value="average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K571</text:p>
          </table:table-cell>
          <table:table-cell office:value-type="float" office:value="6.687303" calcext:value-type="float">
            <text:p>6.687303</text:p>
          </table:table-cell>
          <table:table-cell office:value-type="float" office:value="-1.55666" calcext:value-type="float">
            <text:p>-1.55666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ALLOWED</text:p>
          </table:table-cell>
          <table:table-cell office:value-type="string" calcext:value-type="string">
            <text:p>KOTEI</text:p>
          </table:table-cell>
          <table:table-cell office:value-type="float" office:value="3.2" calcext:value-type="float">
            <text:p>3.2</text:p>
          </table:table-cell>
          <table:table-cell table:formula="of:=IF([.C64]&gt;4.7;&quot;excellent&quot;;IF([.C64]&gt;3.6;&quot;good&quot;;IF([.C64]&gt;2.8;&quot;average&quot;;IF([.C64]&gt;1.9;&quot;fair&quot;;&quot;poor&quot;))))" office:value-type="string" office:string-value="average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AK507</text:p>
          </table:table-cell>
          <table:table-cell office:value-type="float" office:value="6.666191" calcext:value-type="float">
            <text:p>6.666191</text:p>
          </table:table-cell>
          <table:table-cell office:value-type="float" office:value="-1.561748" calcext:value-type="float">
            <text:p>-1.561748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ALLOWED</text:p>
          </table:table-cell>
          <table:table-cell office:value-type="string" calcext:value-type="string">
            <text:p>KOTEI</text:p>
          </table:table-cell>
          <table:table-cell office:value-type="float" office:value="3.2" calcext:value-type="float">
            <text:p>3.2</text:p>
          </table:table-cell>
          <table:table-cell table:formula="of:=IF([.C65]&gt;4.7;&quot;excellent&quot;;IF([.C65]&gt;3.6;&quot;good&quot;;IF([.C65]&gt;2.8;&quot;average&quot;;IF([.C65]&gt;1.9;&quot;fair&quot;;&quot;poor&quot;))))" office:value-type="string" office:string-value="average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AK507</text:p>
          </table:table-cell>
          <table:table-cell office:value-type="float" office:value="6.666191" calcext:value-type="float">
            <text:p>6.666191</text:p>
          </table:table-cell>
          <table:table-cell office:value-type="float" office:value="-1.561748" calcext:value-type="float">
            <text:p>-1.561748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50" calcext:value-type="float">
            <text:p>305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APPY FAMILY</text:p>
          </table:table-cell>
          <table:table-cell office:value-type="string" calcext:value-type="string">
            <text:p>AYEDUASE</text:p>
          </table:table-cell>
          <table:table-cell office:value-type="float" office:value="3.3" calcext:value-type="float">
            <text:p>3.3</text:p>
          </table:table-cell>
          <table:table-cell table:formula="of:=IF([.C66]&gt;4.7;&quot;excellent&quot;;IF([.C66]&gt;3.6;&quot;good&quot;;IF([.C66]&gt;2.8;&quot;average&quot;;IF([.C66]&gt;1.9;&quot;fair&quot;;&quot;poor&quot;))))" office:value-type="string" office:string-value="average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K508</text:p>
          </table:table-cell>
          <table:table-cell office:value-type="float" office:value="6.672038" calcext:value-type="float">
            <text:p>6.672038</text:p>
          </table:table-cell>
          <table:table-cell office:value-type="float" office:value="-1.561377" calcext:value-type="float">
            <text:p>-1.561377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2900" calcext:value-type="float">
            <text:p>29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APPY FAMILY</text:p>
          </table:table-cell>
          <table:table-cell office:value-type="string" calcext:value-type="string">
            <text:p>AYEDUASE</text:p>
          </table:table-cell>
          <table:table-cell table:formula="of:=[.C66]" office:value-type="float" office:value="3.3" calcext:value-type="float">
            <text:p>3.3</text:p>
          </table:table-cell>
          <table:table-cell table:formula="of:=IF([.C67]&gt;4.7;&quot;excellent&quot;;IF([.C67]&gt;3.6;&quot;good&quot;;IF([.C67]&gt;2.8;&quot;average&quot;;IF([.C67]&gt;1.9;&quot;fair&quot;;&quot;poor&quot;))))" office:value-type="string" office:string-value="average" calcext:value-type="string">
            <text:p>aver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[.L66]" office:value-type="float" office:value="1100" calcext:value-type="float">
            <text:p>1100</text:p>
          </table:table-cell>
          <table:table-cell table:formula="of:=[.M66]" office:value-type="string" office:string-value="AK508" calcext:value-type="string">
            <text:p>AK508</text:p>
          </table:table-cell>
          <table:table-cell table:formula="of:=[.N66]" office:value-type="float" office:value="6.672038" calcext:value-type="float">
            <text:p>6.672038</text:p>
          </table:table-cell>
          <table:table-cell table:formula="of:=[.O66]" office:value-type="float" office:value="-1.561377" calcext:value-type="float">
            <text:p>-1.561377</text:p>
          </table:table-cell>
          <table:table-cell office:value-type="float" office:value="1900" calcext:value-type="float">
            <text:p>1900</text:p>
          </table:table-cell>
          <table:table-cell office:value-type="float" office:value="2150" calcext:value-type="float">
            <text:p>2150</text:p>
          </table:table-cell>
          <table:table-cell office:value-type="float" office:value="2500" calcext:value-type="float">
            <text:p>25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APPY FAMILY</text:p>
          </table:table-cell>
          <table:table-cell office:value-type="string" calcext:value-type="string">
            <text:p>AYEDUASE</text:p>
          </table:table-cell>
          <table:table-cell table:formula="of:=[.C67]" office:value-type="float" office:value="3.3" calcext:value-type="float">
            <text:p>3.3</text:p>
          </table:table-cell>
          <table:table-cell table:formula="of:=IF([.C68]&gt;4.7;&quot;excellent&quot;;IF([.C68]&gt;3.6;&quot;good&quot;;IF([.C68]&gt;2.8;&quot;average&quot;;IF([.C68]&gt;1.9;&quot;fair&quot;;&quot;poor&quot;))))" office:value-type="string" office:string-value="average" calcext:value-type="string">
            <text:p>averag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[.L67]" office:value-type="float" office:value="1100" calcext:value-type="float">
            <text:p>1100</text:p>
          </table:table-cell>
          <table:table-cell table:formula="of:=[.M67]" office:value-type="string" office:string-value="AK508" calcext:value-type="string">
            <text:p>AK508</text:p>
          </table:table-cell>
          <table:table-cell table:formula="of:=[.N67]" office:value-type="float" office:value="6.672038" calcext:value-type="float">
            <text:p>6.672038</text:p>
          </table:table-cell>
          <table:table-cell table:formula="of:=[.O67]" office:value-type="float" office:value="-1.561377" calcext:value-type="float">
            <text:p>-1.561377</text:p>
          </table:table-cell>
          <table:table-cell office:value-type="float" office:value="1400" calcext:value-type="float">
            <text:p>1400</text:p>
          </table:table-cell>
          <table:table-cell office:value-type="float" office:value="1650" calcext:value-type="float">
            <text:p>1650</text:p>
          </table:table-cell>
          <table:table-cell office:value-type="float" office:value="1950" calcext:value-type="float">
            <text:p>195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GH ACHIEVERS</text:p>
          </table:table-cell>
          <table:table-cell office:value-type="string" calcext:value-type="string">
            <text:p>AYEDUASE</text:p>
          </table:table-cell>
          <table:table-cell office:value-type="float" office:value="4.5" calcext:value-type="float">
            <text:p>4.5</text:p>
          </table:table-cell>
          <table:table-cell table:formula="of:=IF([.C69]&gt;4.7;&quot;excellent&quot;;IF([.C69]&gt;3.6;&quot;good&quot;;IF([.C69]&gt;2.8;&quot;average&quot;;IF([.C69]&gt;1.9;&quot;fair&quot;;&quot;poor&quot;))))" office:value-type="string" office:string-value="good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AK679</text:p>
          </table:table-cell>
          <table:table-cell office:value-type="float" office:value="6.67345" calcext:value-type="float">
            <text:p>6.67345</text:p>
          </table:table-cell>
          <table:table-cell office:value-type="float" office:value="-1.549313" calcext:value-type="float">
            <text:p>-1.549313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600" calcext:value-type="float">
            <text:p>26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GH ACHIEVERS</text:p>
          </table:table-cell>
          <table:table-cell office:value-type="string" calcext:value-type="string">
            <text:p>AYEDUASE</text:p>
          </table:table-cell>
          <table:table-cell office:value-type="float" office:value="4.5" calcext:value-type="float">
            <text:p>4.5</text:p>
          </table:table-cell>
          <table:table-cell table:formula="of:=IF([.C70]&gt;4.7;&quot;excellent&quot;;IF([.C70]&gt;3.6;&quot;good&quot;;IF([.C70]&gt;2.8;&quot;average&quot;;IF([.C70]&gt;1.9;&quot;fair&quot;;&quot;poor&quot;))))" office:value-type="string" office:string-value="good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[.L69]" office:value-type="float" office:value="2800" calcext:value-type="float">
            <text:p>2800</text:p>
          </table:table-cell>
          <table:table-cell table:formula="of:=[.M69]" office:value-type="string" office:string-value="AK679" calcext:value-type="string">
            <text:p>AK679</text:p>
          </table:table-cell>
          <table:table-cell table:formula="of:=[.N69]" office:value-type="float" office:value="6.67345" calcext:value-type="float">
            <text:p>6.67345</text:p>
          </table:table-cell>
          <table:table-cell table:formula="of:=[.O69]" office:value-type="float" office:value="-1.549313" calcext:value-type="float">
            <text:p>-1.54931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YDES</text:p>
          </table:table-cell>
          <table:table-cell office:value-type="string" calcext:value-type="string">
            <text:p>AYEDUASE</text:p>
          </table:table-cell>
          <table:table-cell office:value-type="float" office:value="4" calcext:value-type="float">
            <text:p>4</text:p>
          </table:table-cell>
          <table:table-cell table:formula="of:=IF([.C71]&gt;4.7;&quot;excellent&quot;;IF([.C71]&gt;3.6;&quot;good&quot;;IF([.C71]&gt;2.8;&quot;average&quot;;IF([.C71]&gt;1.9;&quot;fair&quot;;&quot;poor&quot;))))" office:value-type="string" office:string-value="good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AK568</text:p>
          </table:table-cell>
          <table:table-cell office:value-type="float" office:value="6.67092" calcext:value-type="float">
            <text:p>6.67092</text:p>
          </table:table-cell>
          <table:table-cell office:value-type="float" office:value="-1.558984" calcext:value-type="float">
            <text:p>-1.558984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3100" calcext:value-type="float">
            <text:p>31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YDES</text:p>
          </table:table-cell>
          <table:table-cell office:value-type="string" calcext:value-type="string">
            <text:p>AYEDUASE</text:p>
          </table:table-cell>
          <table:table-cell table:formula="of:=[.C71]" office:value-type="float" office:value="4" calcext:value-type="float">
            <text:p>4</text:p>
          </table:table-cell>
          <table:table-cell table:formula="of:=IF([.C72]&gt;4.7;&quot;excellent&quot;;IF([.C72]&gt;3.6;&quot;good&quot;;IF([.C72]&gt;2.8;&quot;average&quot;;IF([.C72]&gt;1.9;&quot;fair&quot;;&quot;poor&quot;))))" office:value-type="string" office:string-value="good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[.L71]" office:value-type="float" office:value="1400" calcext:value-type="float">
            <text:p>1400</text:p>
          </table:table-cell>
          <table:table-cell table:formula="of:=[.M71]" office:value-type="string" office:string-value="AK568" calcext:value-type="string">
            <text:p>AK568</text:p>
          </table:table-cell>
          <table:table-cell table:formula="of:=[.N71]" office:value-type="float" office:value="6.67092" calcext:value-type="float">
            <text:p>6.67092</text:p>
          </table:table-cell>
          <table:table-cell table:formula="of:=[.O71]" office:value-type="float" office:value="-1.558984" calcext:value-type="float">
            <text:p>-1.558984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2500" calcext:value-type="float">
            <text:p>25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YDES</text:p>
          </table:table-cell>
          <table:table-cell office:value-type="string" calcext:value-type="string">
            <text:p>AYEDUASE</text:p>
          </table:table-cell>
          <table:table-cell table:formula="of:=[.C72]" office:value-type="float" office:value="4" calcext:value-type="float">
            <text:p>4</text:p>
          </table:table-cell>
          <table:table-cell table:formula="of:=IF([.C73]&gt;4.7;&quot;excellent&quot;;IF([.C73]&gt;3.6;&quot;good&quot;;IF([.C73]&gt;2.8;&quot;average&quot;;IF([.C73]&gt;1.9;&quot;fair&quot;;&quot;poor&quot;)))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[.L72]" office:value-type="float" office:value="1400" calcext:value-type="float">
            <text:p>1400</text:p>
          </table:table-cell>
          <table:table-cell table:formula="of:=[.M72]" office:value-type="string" office:string-value="AK568" calcext:value-type="string">
            <text:p>AK568</text:p>
          </table:table-cell>
          <table:table-cell table:formula="of:=[.N72]" office:value-type="float" office:value="6.67092" calcext:value-type="float">
            <text:p>6.67092</text:p>
          </table:table-cell>
          <table:table-cell table:formula="of:=[.O72]" office:value-type="float" office:value="-1.558984" calcext:value-type="float">
            <text:p>-1.558984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JALEX</text:p>
          </table:table-cell>
          <table:table-cell office:value-type="string" calcext:value-type="string">
            <text:p>AYEDUASE</text:p>
          </table:table-cell>
          <table:table-cell office:value-type="float" office:value="3.4" calcext:value-type="float">
            <text:p>3.4</text:p>
          </table:table-cell>
          <table:table-cell table:formula="of:=IF([.C74]&gt;4.7;&quot;excellent&quot;;IF([.C74]&gt;3.6;&quot;good&quot;;IF([.C74]&gt;2.8;&quot;average&quot;;IF([.C74]&gt;1.9;&quot;fair&quot;;&quot;poor&quot;))))" office:value-type="string" office:string-value="average" calcext:value-type="string">
            <text:p>aver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K508</text:p>
          </table:table-cell>
          <table:table-cell office:value-type="float" office:value="6.670803" calcext:value-type="float">
            <text:p>6.670803</text:p>
          </table:table-cell>
          <table:table-cell office:value-type="float" office:value="-1.562699" calcext:value-type="float">
            <text:p>-1.562699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JALEX</text:p>
          </table:table-cell>
          <table:table-cell office:value-type="string" calcext:value-type="string">
            <text:p>AYEDUASE</text:p>
          </table:table-cell>
          <table:table-cell office:value-type="float" office:value="3.4" calcext:value-type="float">
            <text:p>3.4</text:p>
          </table:table-cell>
          <table:table-cell table:formula="of:=IF([.C75]&gt;4.7;&quot;excellent&quot;;IF([.C75]&gt;3.6;&quot;good&quot;;IF([.C75]&gt;2.8;&quot;average&quot;;IF([.C75]&gt;1.9;&quot;fair&quot;;&quot;poor&quot;))))" office:value-type="string" office:string-value="average" calcext:value-type="string">
            <text:p>averag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K508</text:p>
          </table:table-cell>
          <table:table-cell office:value-type="float" office:value="6.670803" calcext:value-type="float">
            <text:p>6.670803</text:p>
          </table:table-cell>
          <table:table-cell office:value-type="float" office:value="-1.562699" calcext:value-type="float">
            <text:p>-1.562699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JOHANNES</text:p>
          </table:table-cell>
          <table:table-cell office:value-type="string" calcext:value-type="string">
            <text:p>KOTEI</text:p>
          </table:table-cell>
          <table:table-cell office:value-type="float" office:value="3.6" calcext:value-type="float">
            <text:p>3.6</text:p>
          </table:table-cell>
          <table:table-cell table:formula="of:=IF([.C76]&gt;4.7;&quot;excellent&quot;;IF([.C76]&gt;3.6;&quot;good&quot;;IF([.C76]&gt;2.8;&quot;average&quot;;IF([.C76]&gt;1.9;&quot;fair&quot;;&quot;poor&quot;))))" office:value-type="string" office:string-value="average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AK507</text:p>
          </table:table-cell>
          <table:table-cell office:value-type="float" office:value="6.666891" calcext:value-type="float">
            <text:p>6.666891</text:p>
          </table:table-cell>
          <table:table-cell office:value-type="float" office:value="-1.562043" calcext:value-type="float">
            <text:p>-1.562043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JOHANNES</text:p>
          </table:table-cell>
          <table:table-cell office:value-type="string" calcext:value-type="string">
            <text:p>KOTEI</text:p>
          </table:table-cell>
          <table:table-cell office:value-type="float" office:value="3.6" calcext:value-type="float">
            <text:p>3.6</text:p>
          </table:table-cell>
          <table:table-cell table:formula="of:=IF([.C77]&gt;4.7;&quot;excellent&quot;;IF([.C77]&gt;3.6;&quot;good&quot;;IF([.C77]&gt;2.8;&quot;average&quot;;IF([.C77]&gt;1.9;&quot;fair&quot;;&quot;poor&quot;))))" office:value-type="string" office:string-value="average" calcext:value-type="string">
            <text:p>average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AK507</text:p>
          </table:table-cell>
          <table:table-cell office:value-type="float" office:value="6.666891" calcext:value-type="float">
            <text:p>6.666891</text:p>
          </table:table-cell>
          <table:table-cell office:value-type="float" office:value="-1.562043" calcext:value-type="float">
            <text:p>-1.56204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K GEE</text:p>
          </table:table-cell>
          <table:table-cell office:value-type="string" calcext:value-type="string">
            <text:p>AYEDUASE</text:p>
          </table:table-cell>
          <table:table-cell office:value-type="float" office:value="3.7" calcext:value-type="float">
            <text:p>3.7</text:p>
          </table:table-cell>
          <table:table-cell table:formula="of:=IF([.C78]&gt;4.7;&quot;excellent&quot;;IF([.C78]&gt;3.6;&quot;good&quot;;IF([.C78]&gt;2.8;&quot;average&quot;;IF([.C78]&gt;1.9;&quot;fair&quot;;&quot;poor&quot;))))" office:value-type="string" office:string-value="good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AK729</text:p>
          </table:table-cell>
          <table:table-cell office:value-type="float" office:value="6.676327" calcext:value-type="float">
            <text:p>6.676327</text:p>
          </table:table-cell>
          <table:table-cell office:value-type="float" office:value="-1.543054" calcext:value-type="float">
            <text:p>-1.543054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K GEE</text:p>
          </table:table-cell>
          <table:table-cell office:value-type="string" calcext:value-type="string">
            <text:p>AYEDUASE</text:p>
          </table:table-cell>
          <table:table-cell office:value-type="float" office:value="3.7" calcext:value-type="float">
            <text:p>3.7</text:p>
          </table:table-cell>
          <table:table-cell table:formula="of:=IF([.C79]&gt;4.7;&quot;excellent&quot;;IF([.C79]&gt;3.6;&quot;good&quot;;IF([.C79]&gt;2.8;&quot;average&quot;;IF([.C79]&gt;1.9;&quot;fair&quot;;&quot;poor&quot;))))" office:value-type="string" office:string-value="good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AK729</text:p>
          </table:table-cell>
          <table:table-cell office:value-type="float" office:value="6.676327" calcext:value-type="float">
            <text:p>6.676327</text:p>
          </table:table-cell>
          <table:table-cell office:value-type="float" office:value="-1.543054" calcext:value-type="float">
            <text:p>-1.543054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KWAKYEWAA</text:p>
          </table:table-cell>
          <table:table-cell office:value-type="string" calcext:value-type="string">
            <text:p>KOTEI</text:p>
          </table:table-cell>
          <table:table-cell office:value-type="float" office:value="3.8" calcext:value-type="float">
            <text:p>3.8</text:p>
          </table:table-cell>
          <table:table-cell table:formula="of:=IF([.C80]&gt;4.7;&quot;excellent&quot;;IF([.C80]&gt;3.6;&quot;good&quot;;IF([.C80]&gt;2.8;&quot;average&quot;;IF([.C80]&gt;1.9;&quot;fair&quot;;&quot;poor&quot;))))" office:value-type="string" office:string-value="good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AK567</text:p>
          </table:table-cell>
          <table:table-cell office:value-type="float" office:value="6.667664" calcext:value-type="float">
            <text:p>6.667664</text:p>
          </table:table-cell>
          <table:table-cell office:value-type="float" office:value="-1.556922" calcext:value-type="float">
            <text:p>-1.55692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300" calcext:value-type="float">
            <text:p>23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KWAKYEWAA</text:p>
          </table:table-cell>
          <table:table-cell office:value-type="string" calcext:value-type="string">
            <text:p>KOTEI</text:p>
          </table:table-cell>
          <table:table-cell office:value-type="float" office:value="3.8" calcext:value-type="float">
            <text:p>3.8</text:p>
          </table:table-cell>
          <table:table-cell table:formula="of:=IF([.C81]&gt;4.7;&quot;excellent&quot;;IF([.C81]&gt;3.6;&quot;good&quot;;IF([.C81]&gt;2.8;&quot;average&quot;;IF([.C81]&gt;1.9;&quot;fair&quot;;&quot;poor&quot;)))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AK567</text:p>
          </table:table-cell>
          <table:table-cell office:value-type="float" office:value="6.667664" calcext:value-type="float">
            <text:p>6.667664</text:p>
          </table:table-cell>
          <table:table-cell office:value-type="float" office:value="-1.556922" calcext:value-type="float">
            <text:p>-1.556922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ONG ISLAND</text:p>
          </table:table-cell>
          <table:table-cell office:value-type="string" calcext:value-type="string">
            <text:p>KOTEI</text:p>
          </table:table-cell>
          <table:table-cell office:value-type="float" office:value="4" calcext:value-type="float">
            <text:p>4</text:p>
          </table:table-cell>
          <table:table-cell table:formula="of:=IF([.C82]&gt;4.7;&quot;excellent&quot;;IF([.C82]&gt;3.6;&quot;good&quot;;IF([.C82]&gt;2.8;&quot;average&quot;;IF([.C82]&gt;1.9;&quot;fair&quot;;&quot;poor&quot;))))" office:value-type="string" office:string-value="good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K507</text:p>
          </table:table-cell>
          <table:table-cell office:value-type="float" office:value="6.669217" calcext:value-type="float">
            <text:p>6.669217</text:p>
          </table:table-cell>
          <table:table-cell office:value-type="float" office:value="-1.561894" calcext:value-type="float">
            <text:p>-1.561894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ONG ISLAND</text:p>
          </table:table-cell>
          <table:table-cell office:value-type="string" calcext:value-type="string">
            <text:p>KOTEI</text:p>
          </table:table-cell>
          <table:table-cell office:value-type="float" office:value="4" calcext:value-type="float">
            <text:p>4</text:p>
          </table:table-cell>
          <table:table-cell table:formula="of:=IF([.C83]&gt;4.7;&quot;excellent&quot;;IF([.C83]&gt;3.6;&quot;good&quot;;IF([.C83]&gt;2.8;&quot;average&quot;;IF([.C83]&gt;1.9;&quot;fair&quot;;&quot;poor&quot;))))" office:value-type="string" office:string-value="good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K507</text:p>
          </table:table-cell>
          <table:table-cell office:value-type="float" office:value="6.669217" calcext:value-type="float">
            <text:p>6.669217</text:p>
          </table:table-cell>
          <table:table-cell office:value-type="float" office:value="-1.561894" calcext:value-type="float">
            <text:p>-1.561894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ANCHESTER</text:p>
          </table:table-cell>
          <table:table-cell office:value-type="string" calcext:value-type="string">
            <text:p>KOTEI</text:p>
          </table:table-cell>
          <table:table-cell office:value-type="float" office:value="4" calcext:value-type="float">
            <text:p>4</text:p>
          </table:table-cell>
          <table:table-cell table:formula="of:=IF([.C84]&gt;4.7;&quot;excellent&quot;;IF([.C84]&gt;3.6;&quot;good&quot;;IF([.C84]&gt;2.8;&quot;average&quot;;IF([.C84]&gt;1.9;&quot;fair&quot;;&quot;poor&quot;))))" office:value-type="string" office:string-value="good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AK567</text:p>
          </table:table-cell>
          <table:table-cell office:value-type="float" office:value="6.669819" calcext:value-type="float">
            <text:p>6.669819</text:p>
          </table:table-cell>
          <table:table-cell office:value-type="float" office:value="-1.558129" calcext:value-type="float">
            <text:p>-1.558129</text:p>
          </table:table-cell>
          <table:table-cell table:number-columns-repeated="2"/>
          <table:table-cell office:value-type="float" office:value="3100" calcext:value-type="float">
            <text:p>31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KOTEI</text:p>
          </table:table-cell>
          <table:table-cell office:value-type="float" office:value="2.8" calcext:value-type="float">
            <text:p>2.8</text:p>
          </table:table-cell>
          <table:table-cell table:formula="of:=IF([.C85]&gt;4.7;&quot;excellent&quot;;IF([.C85]&gt;3.6;&quot;good&quot;;IF([.C85]&gt;2.8;&quot;average&quot;;IF([.C85]&gt;1.9;&quot;fair&quot;;&quot;poor&quot;))))" office:value-type="string" office:string-value="fair" calcext:value-type="string">
            <text:p>fai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K507</text:p>
          </table:table-cell>
          <table:table-cell office:value-type="float" office:value="6.669162" calcext:value-type="float">
            <text:p>6.669162</text:p>
          </table:table-cell>
          <table:table-cell office:value-type="float" office:value="-1.562851" calcext:value-type="float">
            <text:p>-1.562851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3300" calcext:value-type="float">
            <text:p>33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KOTEI</text:p>
          </table:table-cell>
          <table:table-cell office:value-type="float" office:value="2.8" calcext:value-type="float">
            <text:p>2.8</text:p>
          </table:table-cell>
          <table:table-cell table:formula="of:=IF([.C86]&gt;4.7;&quot;excellent&quot;;IF([.C86]&gt;3.6;&quot;good&quot;;IF([.C86]&gt;2.8;&quot;average&quot;;IF([.C86]&gt;1.9;&quot;fair&quot;;&quot;poor&quot;))))" office:value-type="string" office:string-value="fair" calcext:value-type="string">
            <text:p>fair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K507</text:p>
          </table:table-cell>
          <table:table-cell office:value-type="float" office:value="6.669162" calcext:value-type="float">
            <text:p>6.669162</text:p>
          </table:table-cell>
          <table:table-cell office:value-type="float" office:value="-1.562851" calcext:value-type="float">
            <text:p>-1.562851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2400" calcext:value-type="float">
            <text:p>24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KOTEI</text:p>
          </table:table-cell>
          <table:table-cell office:value-type="float" office:value="2.8" calcext:value-type="float">
            <text:p>2.8</text:p>
          </table:table-cell>
          <table:table-cell table:formula="of:=IF([.C87]&gt;4.7;&quot;excellent&quot;;IF([.C87]&gt;3.6;&quot;good&quot;;IF([.C87]&gt;2.8;&quot;average&quot;;IF([.C87]&gt;1.9;&quot;fair&quot;;&quot;poor&quot;))))" office:value-type="string" office:string-value="fair" calcext:value-type="string">
            <text:p>fair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K507</text:p>
          </table:table-cell>
          <table:table-cell office:value-type="float" office:value="6.669162" calcext:value-type="float">
            <text:p>6.669162</text:p>
          </table:table-cell>
          <table:table-cell office:value-type="float" office:value="-1.562851" calcext:value-type="float">
            <text:p>-1.562851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700" calcext:value-type="float">
            <text:p>17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ILLENIUM LIGHT</text:p>
          </table:table-cell>
          <table:table-cell office:value-type="string" calcext:value-type="string">
            <text:p>AYEDUASE</text:p>
          </table:table-cell>
          <table:table-cell office:value-type="float" office:value="3.3" calcext:value-type="float">
            <text:p>3.3</text:p>
          </table:table-cell>
          <table:table-cell table:formula="of:=IF([.C88]&gt;4.7;&quot;excellent&quot;;IF([.C88]&gt;3.6;&quot;good&quot;;IF([.C88]&gt;2.8;&quot;average&quot;;IF([.C88]&gt;1.9;&quot;fair&quot;;&quot;poor&quot;))))" office:value-type="string" office:string-value="average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AK679</text:p>
          </table:table-cell>
          <table:table-cell office:value-type="float" office:value="6.673132" calcext:value-type="float">
            <text:p>6.673132</text:p>
          </table:table-cell>
          <table:table-cell office:value-type="float" office:value="-1.547335" calcext:value-type="float">
            <text:p>-1.547335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ORNING STAR PALACE</text:p>
          </table:table-cell>
          <table:table-cell office:value-type="string" calcext:value-type="string">
            <text:p>BOMSO</text:p>
          </table:table-cell>
          <table:table-cell office:value-type="float" office:value="3.6" calcext:value-type="float">
            <text:p>3.6</text:p>
          </table:table-cell>
          <table:table-cell table:formula="of:=IF([.C89]&gt;4.7;&quot;excellent&quot;;IF([.C89]&gt;3.6;&quot;good&quot;;IF([.C89]&gt;2.8;&quot;average&quot;;IF([.C89]&gt;1.9;&quot;fair&quot;;&quot;poor&quot;))))" office:value-type="string" office:string-value="average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AK316</text:p>
          </table:table-cell>
          <table:table-cell office:value-type="float" office:value="6.685206" calcext:value-type="float">
            <text:p>6.685206</text:p>
          </table:table-cell>
          <table:table-cell office:value-type="float" office:value="-1.573188" calcext:value-type="float">
            <text:p>-1.573188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2300" calcext:value-type="float">
            <text:p>23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NANA ADOMAH</text:p>
          </table:table-cell>
          <table:table-cell office:value-type="string" calcext:value-type="string">
            <text:p>AYEDUASE</text:p>
          </table:table-cell>
          <table:table-cell office:value-type="float" office:value="3.1" calcext:value-type="float">
            <text:p>3.1</text:p>
          </table:table-cell>
          <table:table-cell table:formula="of:=IF([.C90]&gt;4.7;&quot;excellent&quot;;IF([.C90]&gt;3.6;&quot;good&quot;;IF([.C90]&gt;2.8;&quot;average&quot;;IF([.C90]&gt;1.9;&quot;fair&quot;;&quot;poor&quot;))))" office:value-type="string" office:string-value="average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K508</text:p>
          </table:table-cell>
          <table:table-cell office:value-type="float" office:value="6.672745" calcext:value-type="float">
            <text:p>6.672745</text:p>
          </table:table-cell>
          <table:table-cell office:value-type="float" office:value="-1.563204" calcext:value-type="float">
            <text:p>-1.563204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AYEDUASE</text:p>
          </table:table-cell>
          <table:table-cell office:value-type="float" office:value="3.2" calcext:value-type="float">
            <text:p>3.2</text:p>
          </table:table-cell>
          <table:table-cell table:formula="of:=IF([.C91]&gt;4.7;&quot;excellent&quot;;IF([.C91]&gt;3.6;&quot;good&quot;;IF([.C91]&gt;2.8;&quot;average&quot;;IF([.C91]&gt;1.9;&quot;fair&quot;;&quot;poor&quot;))))" office:value-type="string" office:string-value="average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yes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K626</text:p>
          </table:table-cell>
          <table:table-cell office:value-type="float" office:value="6.672876" calcext:value-type="float">
            <text:p>6.672876</text:p>
          </table:table-cell>
          <table:table-cell office:value-type="float" office:value="-1.553454" calcext:value-type="float">
            <text:p>-1.553454</text:p>
          </table:table-cell>
          <table:table-cell table:number-columns-repeated="2"/>
          <table:table-cell office:value-type="float" office:value="2800" calcext:value-type="float">
            <text:p>28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AYEDUASE</text:p>
          </table:table-cell>
          <table:table-cell table:formula="of:=[.C91]" office:value-type="float" office:value="3.2" calcext:value-type="float">
            <text:p>3.2</text:p>
          </table:table-cell>
          <table:table-cell table:formula="of:=IF([.C92]&gt;4.7;&quot;excellent&quot;;IF([.C92]&gt;3.6;&quot;good&quot;;IF([.C92]&gt;2.8;&quot;average&quot;;IF([.C92]&gt;1.9;&quot;fair&quot;;&quot;poor&quot;))))" office:value-type="string" office:string-value="average" calcext:value-type="string">
            <text:p>average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[.L91]" office:value-type="float" office:value="2400" calcext:value-type="float">
            <text:p>2400</text:p>
          </table:table-cell>
          <table:table-cell table:formula="of:=[.M91]" office:value-type="string" office:string-value="AK626" calcext:value-type="string">
            <text:p>AK626</text:p>
          </table:table-cell>
          <table:table-cell table:formula="of:=[.N91]" office:value-type="float" office:value="6.672876" calcext:value-type="float">
            <text:p>6.672876</text:p>
          </table:table-cell>
          <table:table-cell table:formula="of:=[.O91]" office:value-type="float" office:value="-1.553454" calcext:value-type="float">
            <text:p>-1.553454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AYEDUASE</text:p>
          </table:table-cell>
          <table:table-cell table:formula="of:=[.C92]" office:value-type="float" office:value="3.2" calcext:value-type="float">
            <text:p>3.2</text:p>
          </table:table-cell>
          <table:table-cell table:formula="of:=IF([.C93]&gt;4.7;&quot;excellent&quot;;IF([.C93]&gt;3.6;&quot;good&quot;;IF([.C93]&gt;2.8;&quot;average&quot;;IF([.C93]&gt;1.9;&quot;fair&quot;;&quot;poor&quot;))))" office:value-type="string" office:string-value="average" calcext:value-type="string">
            <text:p>average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[.L92]" office:value-type="float" office:value="2400" calcext:value-type="float">
            <text:p>2400</text:p>
          </table:table-cell>
          <table:table-cell table:formula="of:=[.M92]" office:value-type="string" office:string-value="AK626" calcext:value-type="string">
            <text:p>AK626</text:p>
          </table:table-cell>
          <table:table-cell table:formula="of:=[.N92]" office:value-type="float" office:value="6.672876" calcext:value-type="float">
            <text:p>6.672876</text:p>
          </table:table-cell>
          <table:table-cell table:formula="of:=[.O92]" office:value-type="float" office:value="-1.553454" calcext:value-type="float">
            <text:p>-1.553454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NO WEAPON</text:p>
          </table:table-cell>
          <table:table-cell office:value-type="string" calcext:value-type="string">
            <text:p>KOTEI</text:p>
          </table:table-cell>
          <table:table-cell office:value-type="float" office:value="3.3" calcext:value-type="float">
            <text:p>3.3</text:p>
          </table:table-cell>
          <table:table-cell table:formula="of:=IF([.C94]&gt;4.7;&quot;excellent&quot;;IF([.C94]&gt;3.6;&quot;good&quot;;IF([.C94]&gt;2.8;&quot;average&quot;;IF([.C94]&gt;1.9;&quot;fair&quot;;&quot;poor&quot;))))" office:value-type="string" office:string-value="average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K567</text:p>
          </table:table-cell>
          <table:table-cell office:value-type="float" office:value="6.667322" calcext:value-type="float">
            <text:p>6.667322</text:p>
          </table:table-cell>
          <table:table-cell office:value-type="float" office:value="-1.556561" calcext:value-type="float">
            <text:p>-1.556561</text:p>
          </table:table-cell>
          <table:table-cell table:number-columns-repeated="2"/>
          <table:table-cell office:value-type="float" office:value="4800" calcext:value-type="float">
            <text:p>48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NO WEAPON</text:p>
          </table:table-cell>
          <table:table-cell office:value-type="string" calcext:value-type="string">
            <text:p>KOTEI</text:p>
          </table:table-cell>
          <table:table-cell office:value-type="float" office:value="3.3" calcext:value-type="float">
            <text:p>3.3</text:p>
          </table:table-cell>
          <table:table-cell table:formula="of:=IF([.C95]&gt;4.7;&quot;excellent&quot;;IF([.C95]&gt;3.6;&quot;good&quot;;IF([.C95]&gt;2.8;&quot;average&quot;;IF([.C95]&gt;1.9;&quot;fair&quot;;&quot;poor&quot;))))" office:value-type="string" office:string-value="average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K567</text:p>
          </table:table-cell>
          <table:table-cell office:value-type="float" office:value="6.667322" calcext:value-type="float">
            <text:p>6.667322</text:p>
          </table:table-cell>
          <table:table-cell office:value-type="float" office:value="-1.556561" calcext:value-type="float">
            <text:p>-1.556561</text:p>
          </table:table-cell>
          <table:table-cell table:number-columns-repeated="2"/>
          <table:table-cell office:value-type="float" office:value="2900" calcext:value-type="float">
            <text:p>29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NO WEAPON</text:p>
          </table:table-cell>
          <table:table-cell office:value-type="string" calcext:value-type="string">
            <text:p>KOTEI</text:p>
          </table:table-cell>
          <table:table-cell office:value-type="float" office:value="3.3" calcext:value-type="float">
            <text:p>3.3</text:p>
          </table:table-cell>
          <table:table-cell table:formula="of:=IF([.C96]&gt;4.7;&quot;excellent&quot;;IF([.C96]&gt;3.6;&quot;good&quot;;IF([.C96]&gt;2.8;&quot;average&quot;;IF([.C96]&gt;1.9;&quot;fair&quot;;&quot;poor&quot;))))" office:value-type="string" office:string-value="average" calcext:value-type="string">
            <text:p>average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K567</text:p>
          </table:table-cell>
          <table:table-cell office:value-type="float" office:value="6.667322" calcext:value-type="float">
            <text:p>6.667322</text:p>
          </table:table-cell>
          <table:table-cell office:value-type="float" office:value="-1.556561" calcext:value-type="float">
            <text:p>-1.556561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NO WEAPON</text:p>
          </table:table-cell>
          <table:table-cell office:value-type="string" calcext:value-type="string">
            <text:p>KOTEI</text:p>
          </table:table-cell>
          <table:table-cell office:value-type="float" office:value="3.3" calcext:value-type="float">
            <text:p>3.3</text:p>
          </table:table-cell>
          <table:table-cell table:formula="of:=IF([.C97]&gt;4.7;&quot;excellent&quot;;IF([.C97]&gt;3.6;&quot;good&quot;;IF([.C97]&gt;2.8;&quot;average&quot;;IF([.C97]&gt;1.9;&quot;fair&quot;;&quot;poor&quot;))))" office:value-type="string" office:string-value="average" calcext:value-type="string">
            <text:p>average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K567</text:p>
          </table:table-cell>
          <table:table-cell office:value-type="float" office:value="6.667322" calcext:value-type="float">
            <text:p>6.667322</text:p>
          </table:table-cell>
          <table:table-cell office:value-type="float" office:value="-1.556561" calcext:value-type="float">
            <text:p>-1.556561</text:p>
          </table:table-cell>
          <table:table-cell office:value-type="float" office:value="1300" calcext:value-type="float">
            <text:p>1300</text:p>
          </table:table-cell>
          <table:table-cell office:value-type="float" office:value="1700" calcext:value-type="float">
            <text:p>1700</text:p>
          </table:table-cell>
          <table:table-cell office:value-type="float" office:value="2400" calcext:value-type="float">
            <text:p>24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NYAME MIREKU</text:p>
          </table:table-cell>
          <table:table-cell office:value-type="string" calcext:value-type="string">
            <text:p>AYEDUASE</text:p>
          </table:table-cell>
          <table:table-cell office:value-type="float" office:value="3.7" calcext:value-type="float">
            <text:p>3.7</text:p>
          </table:table-cell>
          <table:table-cell table:formula="of:=IF([.C98]&gt;4.7;&quot;excellent&quot;;IF([.C98]&gt;3.6;&quot;good&quot;;IF([.C98]&gt;2.8;&quot;average&quot;;IF([.C98]&gt;1.9;&quot;fair&quot;;&quot;poor&quot;))))" office:value-type="string" office:string-value="good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AK568</text:p>
          </table:table-cell>
          <table:table-cell office:value-type="float" office:value="6.672566" calcext:value-type="float">
            <text:p>6.672566</text:p>
          </table:table-cell>
          <table:table-cell office:value-type="float" office:value="-1.558898" calcext:value-type="float">
            <text:p>-1.558898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NYAME MIREKU</text:p>
          </table:table-cell>
          <table:table-cell office:value-type="string" calcext:value-type="string">
            <text:p>AYEDUASE</text:p>
          </table:table-cell>
          <table:table-cell office:value-type="float" office:value="3.7" calcext:value-type="float">
            <text:p>3.7</text:p>
          </table:table-cell>
          <table:table-cell table:formula="of:=IF([.C99]&gt;4.7;&quot;excellent&quot;;IF([.C99]&gt;3.6;&quot;good&quot;;IF([.C99]&gt;2.8;&quot;average&quot;;IF([.C99]&gt;1.9;&quot;fair&quot;;&quot;poor&quot;))))" office:value-type="string" office:string-value="good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AK568</text:p>
          </table:table-cell>
          <table:table-cell office:value-type="float" office:value="6.672566" calcext:value-type="float">
            <text:p>6.672566</text:p>
          </table:table-cell>
          <table:table-cell office:value-type="float" office:value="-1.558898" calcext:value-type="float">
            <text:p>-1.558898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NYANTAKYI</text:p>
          </table:table-cell>
          <table:table-cell office:value-type="string" calcext:value-type="string">
            <text:p>AYEDUASE</text:p>
          </table:table-cell>
          <table:table-cell office:value-type="float" office:value="4.1" calcext:value-type="float">
            <text:p>4.1</text:p>
          </table:table-cell>
          <table:table-cell table:formula="of:=IF([.C100]&gt;4.7;&quot;excellent&quot;;IF([.C100]&gt;3.6;&quot;good&quot;;IF([.C100]&gt;2.8;&quot;average&quot;;IF([.C100]&gt;1.9;&quot;fair&quot;;&quot;poor&quot;))))" office:value-type="string" office:string-value="good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AK627</text:p>
          </table:table-cell>
          <table:table-cell office:value-type="float" office:value="6.676748" calcext:value-type="float">
            <text:p>6.676748</text:p>
          </table:table-cell>
          <table:table-cell office:value-type="float" office:value="-1.549678" calcext:value-type="float">
            <text:p>-1.549678</text:p>
          </table:table-cell>
          <table:table-cell table:number-columns-repeated="2"/>
          <table:table-cell office:value-type="float" office:value="4100" calcext:value-type="float">
            <text:p>41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NYANTAKYI</text:p>
          </table:table-cell>
          <table:table-cell office:value-type="string" calcext:value-type="string">
            <text:p>AYEDUASE</text:p>
          </table:table-cell>
          <table:table-cell office:value-type="float" office:value="4.1" calcext:value-type="float">
            <text:p>4.1</text:p>
          </table:table-cell>
          <table:table-cell table:formula="of:=IF([.C101]&gt;4.7;&quot;excellent&quot;;IF([.C101]&gt;3.6;&quot;good&quot;;IF([.C101]&gt;2.8;&quot;average&quot;;IF([.C101]&gt;1.9;&quot;fair&quot;;&quot;poor&quot;))))" office:value-type="string" office:string-value="good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AK627</text:p>
          </table:table-cell>
          <table:table-cell office:value-type="float" office:value="6.676748" calcext:value-type="float">
            <text:p>6.676748</text:p>
          </table:table-cell>
          <table:table-cell office:value-type="float" office:value="-1.549678" calcext:value-type="float">
            <text:p>-1.549678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NYANTAKYI</text:p>
          </table:table-cell>
          <table:table-cell office:value-type="string" calcext:value-type="string">
            <text:p>AYEDUASE</text:p>
          </table:table-cell>
          <table:table-cell office:value-type="float" office:value="4.1" calcext:value-type="float">
            <text:p>4.1</text:p>
          </table:table-cell>
          <table:table-cell table:formula="of:=IF([.C102]&gt;4.7;&quot;excellent&quot;;IF([.C102]&gt;3.6;&quot;good&quot;;IF([.C102]&gt;2.8;&quot;average&quot;;IF([.C102]&gt;1.9;&quot;fair&quot;;&quot;poor&quot;))))" office:value-type="string" office:string-value="good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AK627</text:p>
          </table:table-cell>
          <table:table-cell office:value-type="float" office:value="6.676748" calcext:value-type="float">
            <text:p>6.676748</text:p>
          </table:table-cell>
          <table:table-cell office:value-type="float" office:value="-1.549678" calcext:value-type="float">
            <text:p>-1.549678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NYANTAKYI</text:p>
          </table:table-cell>
          <table:table-cell office:value-type="string" calcext:value-type="string">
            <text:p>AYEDUASE</text:p>
          </table:table-cell>
          <table:table-cell office:value-type="float" office:value="4.1" calcext:value-type="float">
            <text:p>4.1</text:p>
          </table:table-cell>
          <table:table-cell table:formula="of:=IF([.C103]&gt;4.7;&quot;excellent&quot;;IF([.C103]&gt;3.6;&quot;good&quot;;IF([.C103]&gt;2.8;&quot;average&quot;;IF([.C103]&gt;1.9;&quot;fair&quot;;&quot;poor&quot;)))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AK627</text:p>
          </table:table-cell>
          <table:table-cell office:value-type="float" office:value="6.676748" calcext:value-type="float">
            <text:p>6.676748</text:p>
          </table:table-cell>
          <table:table-cell office:value-type="float" office:value="-1.549678" calcext:value-type="float">
            <text:p>-1.54967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KOTE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AK505</text:p>
          </table:table-cell>
          <table:table-cell office:value-type="float" office:value="6.660083" calcext:value-type="float">
            <text:p>6.660083</text:p>
          </table:table-cell>
          <table:table-cell office:value-type="float" office:value="-1.561646" calcext:value-type="float">
            <text:p>-1.561646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KOTE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AK505</text:p>
          </table:table-cell>
          <table:table-cell office:value-type="float" office:value="6.660083" calcext:value-type="float">
            <text:p>6.660083</text:p>
          </table:table-cell>
          <table:table-cell office:value-type="float" office:value="-1.561646" calcext:value-type="float">
            <text:p>-1.561646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 3 HOSTEL</text:p>
          </table:table-cell>
          <table:table-cell office:value-type="string" calcext:value-type="string">
            <text:p>AYEDUASE</text:p>
          </table:table-cell>
          <table:table-cell office:value-type="float" office:value="3.4" calcext:value-type="float">
            <text:p>3.4</text:p>
          </table:table-cell>
          <table:table-cell table:formula="of:=IF([.C106]&gt;4.7;&quot;excellent&quot;;IF([.C106]&gt;3.6;&quot;good&quot;;IF([.C106]&gt;2.8;&quot;average&quot;;IF([.C106]&gt;1.9;&quot;fair&quot;;&quot;poor&quot;))))" office:value-type="string" office:string-value="average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K508</text:p>
          </table:table-cell>
          <table:table-cell office:value-type="float" office:value="6.672499" calcext:value-type="float">
            <text:p>6.672499</text:p>
          </table:table-cell>
          <table:table-cell office:value-type="float" office:value="-1.561417" calcext:value-type="float">
            <text:p>-1.561417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 3 HOSTEL</text:p>
          </table:table-cell>
          <table:table-cell office:value-type="string" calcext:value-type="string">
            <text:p>AYEDUASE</text:p>
          </table:table-cell>
          <table:table-cell table:formula="of:=[.C106]" office:value-type="float" office:value="3.4" calcext:value-type="float">
            <text:p>3.4</text:p>
          </table:table-cell>
          <table:table-cell table:formula="of:=IF([.C107]&gt;4.7;&quot;excellent&quot;;IF([.C107]&gt;3.6;&quot;good&quot;;IF([.C107]&gt;2.8;&quot;average&quot;;IF([.C107]&gt;1.9;&quot;fair&quot;;&quot;poor&quot;))))" office:value-type="string" office:string-value="average" calcext:value-type="string">
            <text:p>average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[.L106]" office:value-type="float" office:value="1000" calcext:value-type="float">
            <text:p>1000</text:p>
          </table:table-cell>
          <table:table-cell table:formula="of:=[.M106]" office:value-type="string" office:string-value="AK508" calcext:value-type="string">
            <text:p>AK508</text:p>
          </table:table-cell>
          <table:table-cell table:formula="of:=[.N106]" office:value-type="float" office:value="6.672499" calcext:value-type="float">
            <text:p>6.672499</text:p>
          </table:table-cell>
          <table:table-cell table:formula="of:=[.O106]" office:value-type="float" office:value="-1.561417" calcext:value-type="float">
            <text:p>-1.561417</text:p>
          </table:table-cell>
          <table:table-cell office:value-type="float" office:value="1850" calcext:value-type="float">
            <text:p>1850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 3 HOSTEL</text:p>
          </table:table-cell>
          <table:table-cell office:value-type="string" calcext:value-type="string">
            <text:p>AYEDUASE</text:p>
          </table:table-cell>
          <table:table-cell table:formula="of:=[.C107]" office:value-type="float" office:value="3.4" calcext:value-type="float">
            <text:p>3.4</text:p>
          </table:table-cell>
          <table:table-cell table:formula="of:=IF([.C108]&gt;4.7;&quot;excellent&quot;;IF([.C108]&gt;3.6;&quot;good&quot;;IF([.C108]&gt;2.8;&quot;average&quot;;IF([.C108]&gt;1.9;&quot;fair&quot;;&quot;poor&quot;))))" office:value-type="string" office:string-value="average" calcext:value-type="string">
            <text:p>average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[.L107]" office:value-type="float" office:value="1000" calcext:value-type="float">
            <text:p>1000</text:p>
          </table:table-cell>
          <table:table-cell table:formula="of:=[.M107]" office:value-type="string" office:string-value="AK508" calcext:value-type="string">
            <text:p>AK508</text:p>
          </table:table-cell>
          <table:table-cell table:formula="of:=[.N107]" office:value-type="float" office:value="6.672499" calcext:value-type="float">
            <text:p>6.672499</text:p>
          </table:table-cell>
          <table:table-cell table:formula="of:=[.O107]" office:value-type="float" office:value="-1.561417" calcext:value-type="float">
            <text:p>-1.561417</text:p>
          </table:table-cell>
          <table:table-cell table:number-columns-repeated="2"/>
          <table:table-cell office:value-type="float" office:value="1750" calcext:value-type="float">
            <text:p>175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INAMANG</text:p>
          </table:table-cell>
          <table:table-cell office:value-type="string" calcext:value-type="string">
            <text:p>AYEDUASE</text:p>
          </table:table-cell>
          <table:table-cell office:value-type="float" office:value="3.4" calcext:value-type="float">
            <text:p>3.4</text:p>
          </table:table-cell>
          <table:table-cell table:formula="of:=IF([.C109]&gt;4.7;&quot;excellent&quot;;IF([.C109]&gt;3.6;&quot;good&quot;;IF([.C109]&gt;2.8;&quot;average&quot;;IF([.C109]&gt;1.9;&quot;fair&quot;;&quot;poor&quot;))))" office:value-type="string" office:string-value="average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AK680</text:p>
          </table:table-cell>
          <table:table-cell office:value-type="float" office:value="6.677726" calcext:value-type="float">
            <text:p>6.677726</text:p>
          </table:table-cell>
          <table:table-cell office:value-type="float" office:value="-1.548105" calcext:value-type="float">
            <text:p>-1.548105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INAMANG</text:p>
          </table:table-cell>
          <table:table-cell office:value-type="string" calcext:value-type="string">
            <text:p>AYEDUASE</text:p>
          </table:table-cell>
          <table:table-cell office:value-type="float" office:value="3.4" calcext:value-type="float">
            <text:p>3.4</text:p>
          </table:table-cell>
          <table:table-cell table:formula="of:=IF([.C110]&gt;4.7;&quot;excellent&quot;;IF([.C110]&gt;3.6;&quot;good&quot;;IF([.C110]&gt;2.8;&quot;average&quot;;IF([.C110]&gt;1.9;&quot;fair&quot;;&quot;poor&quot;))))" office:value-type="string" office:string-value="average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AK680</text:p>
          </table:table-cell>
          <table:table-cell office:value-type="float" office:value="6.677726" calcext:value-type="float">
            <text:p>6.677726</text:p>
          </table:table-cell>
          <table:table-cell office:value-type="float" office:value="-1.548105" calcext:value-type="float">
            <text:p>-1.548105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INAMANG</text:p>
          </table:table-cell>
          <table:table-cell office:value-type="string" calcext:value-type="string">
            <text:p>AYEDUASE</text:p>
          </table:table-cell>
          <table:table-cell office:value-type="float" office:value="3.4" calcext:value-type="float">
            <text:p>3.4</text:p>
          </table:table-cell>
          <table:table-cell table:formula="of:=IF([.C111]&gt;4.7;&quot;excellent&quot;;IF([.C111]&gt;3.6;&quot;good&quot;;IF([.C111]&gt;2.8;&quot;average&quot;;IF([.C111]&gt;1.9;&quot;fair&quot;;&quot;poor&quot;))))" office:value-type="string" office:string-value="average" calcext:value-type="string">
            <text:p>ave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AK680</text:p>
          </table:table-cell>
          <table:table-cell office:value-type="float" office:value="6.677726" calcext:value-type="float">
            <text:p>6.677726</text:p>
          </table:table-cell>
          <table:table-cell office:value-type="float" office:value="-1.548105" calcext:value-type="float">
            <text:p>-1.548105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RESTIGE</text:p>
          </table:table-cell>
          <table:table-cell office:value-type="string" calcext:value-type="string">
            <text:p>KOTEI</text:p>
          </table:table-cell>
          <table:table-cell office:value-type="float" office:value="4.7" calcext:value-type="float">
            <text:p>4.7</text:p>
          </table:table-cell>
          <table:table-cell table:formula="of:=IF([.C112]&gt;4.7;&quot;excellent&quot;;IF([.C112]&gt;3.6;&quot;good&quot;;IF([.C112]&gt;2.8;&quot;average&quot;;IF([.C112]&gt;1.9;&quot;fair&quot;;&quot;poor&quot;))))" office:value-type="string" office:string-value="good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yes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AK566</text:p>
          </table:table-cell>
          <table:table-cell office:value-type="float" office:value="6.662804" calcext:value-type="float">
            <text:p>6.662804</text:p>
          </table:table-cell>
          <table:table-cell office:value-type="float" office:value="-1.556563" calcext:value-type="float">
            <text:p>-1.556563</text:p>
          </table:table-cell>
          <table:table-cell/>
          <table:table-cell office:value-type="float" office:value="3800" calcext:value-type="float">
            <text:p>3800</text:p>
          </table:table-cell>
          <table:table-cell office:value-type="float" office:value="4400" calcext:value-type="float">
            <text:p>44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RESTIGE</text:p>
          </table:table-cell>
          <table:table-cell office:value-type="string" calcext:value-type="string">
            <text:p>KOTEI</text:p>
          </table:table-cell>
          <table:table-cell office:value-type="float" office:value="4.7" calcext:value-type="float">
            <text:p>4.7</text:p>
          </table:table-cell>
          <table:table-cell table:formula="of:=IF([.C113]&gt;4.7;&quot;excellent&quot;;IF([.C113]&gt;3.6;&quot;good&quot;;IF([.C113]&gt;2.8;&quot;average&quot;;IF([.C113]&gt;1.9;&quot;fair&quot;;&quot;poor&quot;))))" office:value-type="string" office:string-value="good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AK566</text:p>
          </table:table-cell>
          <table:table-cell office:value-type="float" office:value="6.662804" calcext:value-type="float">
            <text:p>6.662804</text:p>
          </table:table-cell>
          <table:table-cell office:value-type="float" office:value="-1.556563" calcext:value-type="float">
            <text:p>-1.556563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ROVIDENCE</text:p>
          </table:table-cell>
          <table:table-cell office:value-type="string" calcext:value-type="string">
            <text:p>KOTEI</text:p>
          </table:table-cell>
          <table:table-cell office:value-type="float" office:value="4" calcext:value-type="float">
            <text:p>4</text:p>
          </table:table-cell>
          <table:table-cell table:formula="of:=IF([.C114]&gt;4.7;&quot;excellent&quot;;IF([.C114]&gt;3.6;&quot;good&quot;;IF([.C114]&gt;2.8;&quot;average&quot;;IF([.C114]&gt;1.9;&quot;fair&quot;;&quot;poor&quot;))))" office:value-type="string" office:string-value="good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AK507</text:p>
          </table:table-cell>
          <table:table-cell office:value-type="float" office:value="6.668393" calcext:value-type="float">
            <text:p>6.668393</text:p>
          </table:table-cell>
          <table:table-cell office:value-type="float" office:value="-1.56169" calcext:value-type="float">
            <text:p>-1.56169</text:p>
          </table:table-cell>
          <table:table-cell table:number-columns-repeated="2"/>
          <table:table-cell office:value-type="float" office:value="3920" calcext:value-type="float">
            <text:p>392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ROVIDENCE</text:p>
          </table:table-cell>
          <table:table-cell office:value-type="string" calcext:value-type="string">
            <text:p>KOTEI</text:p>
          </table:table-cell>
          <table:table-cell office:value-type="float" office:value="4" calcext:value-type="float">
            <text:p>4</text:p>
          </table:table-cell>
          <table:table-cell table:formula="of:=IF([.C115]&gt;4.7;&quot;excellent&quot;;IF([.C115]&gt;3.6;&quot;good&quot;;IF([.C115]&gt;2.8;&quot;average&quot;;IF([.C115]&gt;1.9;&quot;fair&quot;;&quot;poor&quot;))))" office:value-type="string" office:string-value="good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AK507</text:p>
          </table:table-cell>
          <table:table-cell office:value-type="float" office:value="6.668393" calcext:value-type="float">
            <text:p>6.668393</text:p>
          </table:table-cell>
          <table:table-cell office:value-type="float" office:value="-1.56169" calcext:value-type="float">
            <text:p>-1.56169</text:p>
          </table:table-cell>
          <table:table-cell table:number-columns-repeated="2"/>
          <table:table-cell office:value-type="float" office:value="2890" calcext:value-type="float">
            <text:p>289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ISING STAR (NYBERG)</text:p>
          </table:table-cell>
          <table:table-cell office:value-type="string" calcext:value-type="string">
            <text:p>AYEDUASE</text:p>
          </table:table-cell>
          <table:table-cell office:value-type="float" office:value="3.4" calcext:value-type="float">
            <text:p>3.4</text:p>
          </table:table-cell>
          <table:table-cell table:formula="of:=IF([.C116]&gt;4.7;&quot;excellent&quot;;IF([.C116]&gt;3.6;&quot;good&quot;;IF([.C116]&gt;2.8;&quot;average&quot;;IF([.C116]&gt;1.9;&quot;fair&quot;;&quot;poor&quot;))))" office:value-type="string" office:string-value="average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K568</text:p>
          </table:table-cell>
          <table:table-cell office:value-type="float" office:value="6.674166" calcext:value-type="float">
            <text:p>6.674166</text:p>
          </table:table-cell>
          <table:table-cell office:value-type="float" office:value="-1.558736" calcext:value-type="float">
            <text:p>-1.55873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300" calcext:value-type="float">
            <text:p>23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ISING STAR (NYBERG)</text:p>
          </table:table-cell>
          <table:table-cell office:value-type="string" calcext:value-type="string">
            <text:p>AYEDUASE</text:p>
          </table:table-cell>
          <table:table-cell table:formula="of:=[.C116]" office:value-type="float" office:value="3.4" calcext:value-type="float">
            <text:p>3.4</text:p>
          </table:table-cell>
          <table:table-cell table:formula="of:=IF([.C117]&gt;4.7;&quot;excellent&quot;;IF([.C117]&gt;3.6;&quot;good&quot;;IF([.C117]&gt;2.8;&quot;average&quot;;IF([.C117]&gt;1.9;&quot;fair&quot;;&quot;poor&quot;))))" office:value-type="string" office:string-value="average" calcext:value-type="string">
            <text:p>average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[.L116]" office:value-type="float" office:value="1100" calcext:value-type="float">
            <text:p>1100</text:p>
          </table:table-cell>
          <table:table-cell table:formula="of:=[.M116]" office:value-type="string" office:string-value="AK568" calcext:value-type="string">
            <text:p>AK568</text:p>
          </table:table-cell>
          <table:table-cell table:formula="of:=[.N116]" office:value-type="float" office:value="6.674166" calcext:value-type="float">
            <text:p>6.674166</text:p>
          </table:table-cell>
          <table:table-cell table:formula="of:=[.O116]" office:value-type="float" office:value="-1.558736" calcext:value-type="float">
            <text:p>-1.558736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1800" calcext:value-type="float">
            <text:p>18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ISING STAR (NYBERG)</text:p>
          </table:table-cell>
          <table:table-cell office:value-type="string" calcext:value-type="string">
            <text:p>AYEDUASE</text:p>
          </table:table-cell>
          <table:table-cell table:formula="of:=[.C117]" office:value-type="float" office:value="3.4" calcext:value-type="float">
            <text:p>3.4</text:p>
          </table:table-cell>
          <table:table-cell table:formula="of:=IF([.C118]&gt;4.7;&quot;excellent&quot;;IF([.C118]&gt;3.6;&quot;good&quot;;IF([.C118]&gt;2.8;&quot;average&quot;;IF([.C118]&gt;1.9;&quot;fair&quot;;&quot;poor&quot;))))" office:value-type="string" office:string-value="average" calcext:value-type="string">
            <text:p>average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[.L117]" office:value-type="float" office:value="1100" calcext:value-type="float">
            <text:p>1100</text:p>
          </table:table-cell>
          <table:table-cell table:formula="of:=[.M117]" office:value-type="string" office:string-value="AK568" calcext:value-type="string">
            <text:p>AK568</text:p>
          </table:table-cell>
          <table:table-cell table:formula="of:=[.N117]" office:value-type="float" office:value="6.674166" calcext:value-type="float">
            <text:p>6.674166</text:p>
          </table:table-cell>
          <table:table-cell table:formula="of:=[.O117]" office:value-type="float" office:value="-1.558736" calcext:value-type="float">
            <text:p>-1.558736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ISING SUN</text:p>
          </table:table-cell>
          <table:table-cell office:value-type="string" calcext:value-type="string">
            <text:p>AYEDUASE</text:p>
          </table:table-cell>
          <table:table-cell office:value-type="float" office:value="4" calcext:value-type="float">
            <text:p>4</text:p>
          </table:table-cell>
          <table:table-cell table:formula="of:=IF([.C119]&gt;4.7;&quot;excellent&quot;;IF([.C119]&gt;3.6;&quot;good&quot;;IF([.C119]&gt;2.8;&quot;average&quot;;IF([.C119]&gt;1.9;&quot;fair&quot;;&quot;poor&quot;))))" office:value-type="string" office:string-value="good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K508</text:p>
          </table:table-cell>
          <table:table-cell office:value-type="float" office:value="6.670368" calcext:value-type="float">
            <text:p>6.670368</text:p>
          </table:table-cell>
          <table:table-cell office:value-type="float" office:value="-1.563131" calcext:value-type="float">
            <text:p>-1.563131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ISING SUN</text:p>
          </table:table-cell>
          <table:table-cell office:value-type="string" calcext:value-type="string">
            <text:p>AYEDUASE</text:p>
          </table:table-cell>
          <table:table-cell office:value-type="float" office:value="4" calcext:value-type="float">
            <text:p>4</text:p>
          </table:table-cell>
          <table:table-cell table:formula="of:=IF([.C120]&gt;4.7;&quot;excellent&quot;;IF([.C120]&gt;3.6;&quot;good&quot;;IF([.C120]&gt;2.8;&quot;average&quot;;IF([.C120]&gt;1.9;&quot;fair&quot;;&quot;poor&quot;)))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K508</text:p>
          </table:table-cell>
          <table:table-cell office:value-type="float" office:value="6.670368" calcext:value-type="float">
            <text:p>6.670368</text:p>
          </table:table-cell>
          <table:table-cell office:value-type="float" office:value="-1.563131" calcext:value-type="float">
            <text:p>-1.563131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OYAL GATE</text:p>
          </table:table-cell>
          <table:table-cell office:value-type="string" calcext:value-type="string">
            <text:p>BOMSO</text:p>
          </table:table-cell>
          <table:table-cell office:value-type="float" office:value="3.8" calcext:value-type="float">
            <text:p>3.8</text:p>
          </table:table-cell>
          <table:table-cell table:formula="of:=IF([.C121]&gt;4.7;&quot;excellent&quot;;IF([.C121]&gt;3.6;&quot;good&quot;;IF([.C121]&gt;2.8;&quot;average&quot;;IF([.C121]&gt;1.9;&quot;fair&quot;;&quot;poor&quot;))))" office:value-type="string" office:string-value="good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AK249</text:p>
          </table:table-cell>
          <table:table-cell office:value-type="float" office:value="6.683427" calcext:value-type="float">
            <text:p>6.683427</text:p>
          </table:table-cell>
          <table:table-cell office:value-type="float" office:value="-1.578141" calcext:value-type="float">
            <text:p>-1.578141</text:p>
          </table:table-cell>
          <table:table-cell office:value-type="float" office:value="2600" calcext:value-type="float">
            <text:p>2600</text:p>
          </table:table-cell>
          <table:table-cell office:value-type="float" office:value="3000" calcext:value-type="float">
            <text:p>3000</text:p>
          </table:table-cell>
          <table:table-cell office:value-type="float" office:value="3400" calcext:value-type="float">
            <text:p>34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HALOM KIBBUTZ</text:p>
          </table:table-cell>
          <table:table-cell office:value-type="string" calcext:value-type="string">
            <text:p>AYEDUASE</text:p>
          </table:table-cell>
          <table:table-cell office:value-type="float" office:value="3.7" calcext:value-type="float">
            <text:p>3.7</text:p>
          </table:table-cell>
          <table:table-cell table:formula="of:=IF([.C122]&gt;4.7;&quot;excellent&quot;;IF([.C122]&gt;3.6;&quot;good&quot;;IF([.C122]&gt;2.8;&quot;average&quot;;IF([.C122]&gt;1.9;&quot;fair&quot;;&quot;poor&quot;))))" office:value-type="string" office:string-value="good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AK508</text:p>
          </table:table-cell>
          <table:table-cell office:value-type="float" office:value="6.671572" calcext:value-type="float">
            <text:p>6.671572</text:p>
          </table:table-cell>
          <table:table-cell office:value-type="float" office:value="-1.562527" calcext:value-type="float">
            <text:p>-1.562527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HALOM KIBBUTZ</text:p>
          </table:table-cell>
          <table:table-cell office:value-type="string" calcext:value-type="string">
            <text:p>AYEDUASE</text:p>
          </table:table-cell>
          <table:table-cell office:value-type="float" office:value="3.7" calcext:value-type="float">
            <text:p>3.7</text:p>
          </table:table-cell>
          <table:table-cell table:formula="of:=IF([.C123]&gt;4.7;&quot;excellent&quot;;IF([.C123]&gt;3.6;&quot;good&quot;;IF([.C123]&gt;2.8;&quot;average&quot;;IF([.C123]&gt;1.9;&quot;fair&quot;;&quot;poor&quot;))))" office:value-type="string" office:string-value="good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AK508</text:p>
          </table:table-cell>
          <table:table-cell office:value-type="float" office:value="6.671572" calcext:value-type="float">
            <text:p>6.671572</text:p>
          </table:table-cell>
          <table:table-cell office:value-type="float" office:value="-1.562527" calcext:value-type="float">
            <text:p>-1.562527</text:p>
          </table:table-cell>
          <table:table-cell table:number-columns-repeated="2"/>
          <table:table-cell office:value-type="float" office:value="1860" calcext:value-type="float">
            <text:p>186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HALOM KIBBUTZ</text:p>
          </table:table-cell>
          <table:table-cell office:value-type="string" calcext:value-type="string">
            <text:p>AYEDUASE</text:p>
          </table:table-cell>
          <table:table-cell office:value-type="float" office:value="3.7" calcext:value-type="float">
            <text:p>3.7</text:p>
          </table:table-cell>
          <table:table-cell table:formula="of:=IF([.C124]&gt;4.7;&quot;excellent&quot;;IF([.C124]&gt;3.6;&quot;good&quot;;IF([.C124]&gt;2.8;&quot;average&quot;;IF([.C124]&gt;1.9;&quot;fair&quot;;&quot;poor&quot;)))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AK508</text:p>
          </table:table-cell>
          <table:table-cell office:value-type="float" office:value="6.671572" calcext:value-type="float">
            <text:p>6.671572</text:p>
          </table:table-cell>
          <table:table-cell office:value-type="float" office:value="-1.562527" calcext:value-type="float">
            <text:p>-1.562527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HEPHERDSVILLE</text:p>
          </table:table-cell>
          <table:table-cell office:value-type="string" calcext:value-type="string">
            <text:p>AYEDUASE</text:p>
          </table:table-cell>
          <table:table-cell office:value-type="float" office:value="4" calcext:value-type="float">
            <text:p>4</text:p>
          </table:table-cell>
          <table:table-cell table:formula="of:=IF([.C125]&gt;4.7;&quot;excellent&quot;;IF([.C125]&gt;3.6;&quot;good&quot;;IF([.C125]&gt;2.8;&quot;average&quot;;IF([.C125]&gt;1.9;&quot;fair&quot;;&quot;poor&quot;))))" office:value-type="string" office:string-value="good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K569</text:p>
          </table:table-cell>
          <table:table-cell office:value-type="float" office:value="6.67479" calcext:value-type="float">
            <text:p>6.67479</text:p>
          </table:table-cell>
          <table:table-cell office:value-type="float" office:value="-1.558444" calcext:value-type="float">
            <text:p>-1.558444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HEPHERDSVILLE</text:p>
          </table:table-cell>
          <table:table-cell office:value-type="string" calcext:value-type="string">
            <text:p>AYEDUASE</text:p>
          </table:table-cell>
          <table:table-cell office:value-type="float" office:value="4" calcext:value-type="float">
            <text:p>4</text:p>
          </table:table-cell>
          <table:table-cell table:formula="of:=IF([.C126]&gt;4.7;&quot;excellent&quot;;IF([.C126]&gt;3.6;&quot;good&quot;;IF([.C126]&gt;2.8;&quot;average&quot;;IF([.C126]&gt;1.9;&quot;fair&quot;;&quot;poor&quot;))))" office:value-type="string" office:string-value="good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[.L125]" office:value-type="float" office:value="1200" calcext:value-type="float">
            <text:p>1200</text:p>
          </table:table-cell>
          <table:table-cell table:formula="of:=[.M125]" office:value-type="string" office:string-value="AK569" calcext:value-type="string">
            <text:p>AK569</text:p>
          </table:table-cell>
          <table:table-cell table:formula="of:=[.N125]" office:value-type="float" office:value="6.67479" calcext:value-type="float">
            <text:p>6.67479</text:p>
          </table:table-cell>
          <table:table-cell table:formula="of:=[.O125]" office:value-type="float" office:value="-1.558444" calcext:value-type="float">
            <text:p>-1.558444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2850" calcext:value-type="float">
            <text:p>285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HEPHERDSVILLE</text:p>
          </table:table-cell>
          <table:table-cell office:value-type="string" calcext:value-type="string">
            <text:p>AYEDUASE</text:p>
          </table:table-cell>
          <table:table-cell office:value-type="float" office:value="4" calcext:value-type="float">
            <text:p>4</text:p>
          </table:table-cell>
          <table:table-cell table:formula="of:=IF([.C127]&gt;4.7;&quot;excellent&quot;;IF([.C127]&gt;3.6;&quot;good&quot;;IF([.C127]&gt;2.8;&quot;average&quot;;IF([.C127]&gt;1.9;&quot;fair&quot;;&quot;poor&quot;)))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[.L126]" office:value-type="float" office:value="1200" calcext:value-type="float">
            <text:p>1200</text:p>
          </table:table-cell>
          <table:table-cell table:formula="of:=[.M126]" office:value-type="string" office:string-value="AK569" calcext:value-type="string">
            <text:p>AK569</text:p>
          </table:table-cell>
          <table:table-cell table:formula="of:=[.N126]" office:value-type="float" office:value="6.67479" calcext:value-type="float">
            <text:p>6.67479</text:p>
          </table:table-cell>
          <table:table-cell table:formula="of:=[.O126]" office:value-type="float" office:value="-1.558444" calcext:value-type="float">
            <text:p>-1.558444</text:p>
          </table:table-cell>
          <table:table-cell table:number-columns-repeated="2"/>
          <table:table-cell office:value-type="float" office:value="2250" calcext:value-type="float">
            <text:p>225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OMPA</text:p>
          </table:table-cell>
          <table:table-cell office:value-type="string" calcext:value-type="string">
            <text:p>KOTEI</text:p>
          </table:table-cell>
          <table:table-cell office:value-type="float" office:value="3.8" calcext:value-type="float">
            <text:p>3.8</text:p>
          </table:table-cell>
          <table:table-cell table:formula="of:=IF([.C128]&gt;4.7;&quot;excellent&quot;;IF([.C128]&gt;3.6;&quot;good&quot;;IF([.C128]&gt;2.8;&quot;average&quot;;IF([.C128]&gt;1.9;&quot;fair&quot;;&quot;poor&quot;))))" office:value-type="string" office:string-value="good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AK507</text:p>
          </table:table-cell>
          <table:table-cell office:value-type="float" office:value="6.668098" calcext:value-type="float">
            <text:p>6.668098</text:p>
          </table:table-cell>
          <table:table-cell office:value-type="float" office:value="-1.560965" calcext:value-type="float">
            <text:p>-1.560965</text:p>
          </table:table-cell>
          <table:table-cell table:number-columns-repeated="2"/>
          <table:table-cell office:value-type="float" office:value="3300" calcext:value-type="float">
            <text:p>33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LENDOR</text:p>
          </table:table-cell>
          <table:table-cell office:value-type="string" calcext:value-type="string">
            <text:p>AYEDUASE</text:p>
          </table:table-cell>
          <table:table-cell office:value-type="float" office:value="3.4" calcext:value-type="float">
            <text:p>3.4</text:p>
          </table:table-cell>
          <table:table-cell table:formula="of:=IF([.C129]&gt;4.7;&quot;excellent&quot;;IF([.C129]&gt;3.6;&quot;good&quot;;IF([.C129]&gt;2.8;&quot;average&quot;;IF([.C129]&gt;1.9;&quot;fair&quot;;&quot;poor&quot;))))" office:value-type="string" office:string-value="average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AK569</text:p>
          </table:table-cell>
          <table:table-cell office:value-type="float" office:value="6.677488" calcext:value-type="float">
            <text:p>6.677488</text:p>
          </table:table-cell>
          <table:table-cell office:value-type="float" office:value="-1.55748" calcext:value-type="float">
            <text:p>-1.55748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LENDOR</text:p>
          </table:table-cell>
          <table:table-cell office:value-type="string" calcext:value-type="string">
            <text:p>AYEDUASE</text:p>
          </table:table-cell>
          <table:table-cell office:value-type="float" office:value="3.4" calcext:value-type="float">
            <text:p>3.4</text:p>
          </table:table-cell>
          <table:table-cell table:formula="of:=IF([.C130]&gt;4.7;&quot;excellent&quot;;IF([.C130]&gt;3.6;&quot;good&quot;;IF([.C130]&gt;2.8;&quot;average&quot;;IF([.C130]&gt;1.9;&quot;fair&quot;;&quot;poor&quot;))))" office:value-type="string" office:string-value="average" calcext:value-type="string">
            <text:p>average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AK569</text:p>
          </table:table-cell>
          <table:table-cell office:value-type="float" office:value="6.677488" calcext:value-type="float">
            <text:p>6.677488</text:p>
          </table:table-cell>
          <table:table-cell office:value-type="float" office:value="-1.55748" calcext:value-type="float">
            <text:p>-1.5574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OMSO</text:p>
          </table:table-cell>
          <table:table-cell office:value-type="float" office:value="4.6" calcext:value-type="float">
            <text:p>4.6</text:p>
          </table:table-cell>
          <table:table-cell table:formula="of:=IF([.C131]&gt;4.7;&quot;excellent&quot;;IF([.C131]&gt;3.6;&quot;good&quot;;IF([.C131]&gt;2.8;&quot;average&quot;;IF([.C131]&gt;1.9;&quot;fair&quot;;&quot;poor&quot;))))" office:value-type="string" office:string-value="good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K192</text:p>
          </table:table-cell>
          <table:table-cell office:value-type="float" office:value="6.682248" calcext:value-type="float">
            <text:p>6.682248</text:p>
          </table:table-cell>
          <table:table-cell office:value-type="float" office:value="-1.58579" calcext:value-type="float">
            <text:p>-1.58579</text:p>
          </table:table-cell>
          <table:table-cell office:value-type="float" office:value="2800" calcext:value-type="float">
            <text:p>2800</text:p>
          </table:table-cell>
          <table:table-cell office:value-type="float" office:value="3200" calcext:value-type="float">
            <text:p>3200</text:p>
          </table:table-cell>
          <table:table-cell office:value-type="float" office:value="3500" calcext:value-type="float">
            <text:p>35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OMSO</text:p>
          </table:table-cell>
          <table:table-cell office:value-type="float" office:value="4.6" calcext:value-type="float">
            <text:p>4.6</text:p>
          </table:table-cell>
          <table:table-cell table:formula="of:=IF([.C132]&gt;4.7;&quot;excellent&quot;;IF([.C132]&gt;3.6;&quot;good&quot;;IF([.C132]&gt;2.8;&quot;average&quot;;IF([.C132]&gt;1.9;&quot;fair&quot;;&quot;poor&quot;))))" office:value-type="string" office:string-value="good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K192</text:p>
          </table:table-cell>
          <table:table-cell office:value-type="float" office:value="6.682248" calcext:value-type="float">
            <text:p>6.682248</text:p>
          </table:table-cell>
          <table:table-cell office:value-type="float" office:value="-1.58579" calcext:value-type="float">
            <text:p>-1.58579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UN CITY</text:p>
          </table:table-cell>
          <table:table-cell office:value-type="string" calcext:value-type="string">
            <text:p>KENTINKRONO</text:p>
          </table:table-cell>
          <table:table-cell office:value-type="float" office:value="4" calcext:value-type="float">
            <text:p>4</text:p>
          </table:table-cell>
          <table:table-cell table:formula="of:=IF([.C133]&gt;4.7;&quot;excellent&quot;;IF([.C133]&gt;3.6;&quot;good&quot;;IF([.C133]&gt;2.8;&quot;average&quot;;IF([.C133]&gt;1.9;&quot;fair&quot;;&quot;poor&quot;)))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AK630</text:p>
          </table:table-cell>
          <table:table-cell office:value-type="float" office:value="6.688521" calcext:value-type="float">
            <text:p>6.688521</text:p>
          </table:table-cell>
          <table:table-cell office:value-type="float" office:value="-1.55477" calcext:value-type="float">
            <text:p>-1.55477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HE BEST</text:p>
          </table:table-cell>
          <table:table-cell office:value-type="string" calcext:value-type="string">
            <text:p>KOTE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AK566</text:p>
          </table:table-cell>
          <table:table-cell office:value-type="float" office:value="6.664474" calcext:value-type="float">
            <text:p>6.664474</text:p>
          </table:table-cell>
          <table:table-cell office:value-type="float" office:value="-1.558753" calcext:value-type="float">
            <text:p>-1.558753</text:p>
          </table:table-cell>
          <table:table-cell table:number-columns-repeated="2"/>
          <table:table-cell office:value-type="float" office:value="3800" calcext:value-type="float">
            <text:p>38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HE BEST</text:p>
          </table:table-cell>
          <table:table-cell office:value-type="string" calcext:value-type="string">
            <text:p>KOTEI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AK566</text:p>
          </table:table-cell>
          <table:table-cell office:value-type="float" office:value="6.664474" calcext:value-type="float">
            <text:p>6.664474</text:p>
          </table:table-cell>
          <table:table-cell office:value-type="float" office:value="-1.558753" calcext:value-type="float">
            <text:p>-1.558753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HE BEST</text:p>
          </table:table-cell>
          <table:table-cell office:value-type="string" calcext:value-type="string">
            <text:p>KOTEI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AK566</text:p>
          </table:table-cell>
          <table:table-cell office:value-type="float" office:value="6.664474" calcext:value-type="float">
            <text:p>6.664474</text:p>
          </table:table-cell>
          <table:table-cell office:value-type="float" office:value="-1.558753" calcext:value-type="float">
            <text:p>-1.558753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HY KINGDOM COME</text:p>
          </table:table-cell>
          <table:table-cell office:value-type="string" calcext:value-type="string">
            <text:p>AYEDUASE</text:p>
          </table:table-cell>
          <table:table-cell office:value-type="float" office:value="2.9" calcext:value-type="float">
            <text:p>2.9</text:p>
          </table:table-cell>
          <table:table-cell table:formula="of:=IF([.C137]&gt;4.7;&quot;excellent&quot;;IF([.C137]&gt;3.6;&quot;good&quot;;IF([.C137]&gt;2.8;&quot;average&quot;;IF([.C137]&gt;1.9;&quot;fair&quot;;&quot;poor&quot;))))" office:value-type="string" office:string-value="average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K509</text:p>
          </table:table-cell>
          <table:table-cell office:value-type="float" office:value="6.677381" calcext:value-type="float">
            <text:p>6.677381</text:p>
          </table:table-cell>
          <table:table-cell office:value-type="float" office:value="-1.562811" calcext:value-type="float">
            <text:p>-1.562811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2800" calcext:value-type="float">
            <text:p>28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HY KINGDOM COME</text:p>
          </table:table-cell>
          <table:table-cell office:value-type="string" calcext:value-type="string">
            <text:p>AYEDUASE</text:p>
          </table:table-cell>
          <table:table-cell table:formula="of:=[.C137]" office:value-type="float" office:value="2.9" calcext:value-type="float">
            <text:p>2.9</text:p>
          </table:table-cell>
          <table:table-cell table:formula="of:=IF([.C138]&gt;4.7;&quot;excellent&quot;;IF([.C138]&gt;3.6;&quot;good&quot;;IF([.C138]&gt;2.8;&quot;average&quot;;IF([.C138]&gt;1.9;&quot;fair&quot;;&quot;poor&quot;))))" office:value-type="string" office:string-value="average" calcext:value-type="string">
            <text:p>ave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[.L137]" office:value-type="float" office:value="1100" calcext:value-type="float">
            <text:p>1100</text:p>
          </table:table-cell>
          <table:table-cell table:formula="of:=[.M137]" office:value-type="string" office:string-value="AK509" calcext:value-type="string">
            <text:p>AK509</text:p>
          </table:table-cell>
          <table:table-cell table:formula="of:=[.N137]" office:value-type="float" office:value="6.677381" calcext:value-type="float">
            <text:p>6.677381</text:p>
          </table:table-cell>
          <table:table-cell table:formula="of:=[.O137]" office:value-type="float" office:value="-1.562811" calcext:value-type="float">
            <text:p>-1.56281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100" calcext:value-type="float">
            <text:p>21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HY WILL BE DONE</text:p>
          </table:table-cell>
          <table:table-cell office:value-type="string" calcext:value-type="string">
            <text:p>KOTEI</text:p>
          </table:table-cell>
          <table:table-cell office:value-type="float" office:value="3" calcext:value-type="float">
            <text:p>3</text:p>
          </table:table-cell>
          <table:table-cell table:formula="of:=IF([.C139]&gt;4.7;&quot;excellent&quot;;IF([.C139]&gt;3.6;&quot;good&quot;;IF([.C139]&gt;2.8;&quot;average&quot;;IF([.C139]&gt;1.9;&quot;fair&quot;;&quot;poor&quot;))))" office:value-type="string" office:string-value="average" calcext:value-type="string">
            <text:p>averag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AK505</text:p>
          </table:table-cell>
          <table:table-cell office:value-type="float" office:value="6.660331" calcext:value-type="float">
            <text:p>6.660331</text:p>
          </table:table-cell>
          <table:table-cell office:value-type="float" office:value="-1.562277" calcext:value-type="float">
            <text:p>-1.562277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LTIMATE </text:p>
          </table:table-cell>
          <table:table-cell office:value-type="string" calcext:value-type="string">
            <text:p>BOMSO</text:p>
          </table:table-cell>
          <table:table-cell office:value-type="float" office:value="4.3" calcext:value-type="float">
            <text:p>4.3</text:p>
          </table:table-cell>
          <table:table-cell table:formula="of:=IF([.C140]&gt;4.7;&quot;excellent&quot;;IF([.C140]&gt;3.6;&quot;good&quot;;IF([.C140]&gt;2.8;&quot;average&quot;;IF([.C140]&gt;1.9;&quot;fair&quot;;&quot;poor&quot;))))" office:value-type="string" office:string-value="good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K250</text:p>
          </table:table-cell>
          <table:table-cell office:value-type="float" office:value="6.683885" calcext:value-type="float">
            <text:p>6.683885</text:p>
          </table:table-cell>
          <table:table-cell office:value-type="float" office:value="-1.580615" calcext:value-type="float">
            <text:p>-1.580615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300" calcext:value-type="float">
            <text:p>23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LTIMATE </text:p>
          </table:table-cell>
          <table:table-cell office:value-type="string" calcext:value-type="string">
            <text:p>BOMSO</text:p>
          </table:table-cell>
          <table:table-cell office:value-type="float" office:value="4.3" calcext:value-type="float">
            <text:p>4.3</text:p>
          </table:table-cell>
          <table:table-cell table:formula="of:=IF([.C141]&gt;4.7;&quot;excellent&quot;;IF([.C141]&gt;3.6;&quot;good&quot;;IF([.C141]&gt;2.8;&quot;average&quot;;IF([.C141]&gt;1.9;&quot;fair&quot;;&quot;poor&quot;))))" office:value-type="string" office:string-value="good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K250</text:p>
          </table:table-cell>
          <table:table-cell office:value-type="float" office:value="6.683885" calcext:value-type="float">
            <text:p>6.683885</text:p>
          </table:table-cell>
          <table:table-cell office:value-type="float" office:value="-1.580615" calcext:value-type="float">
            <text:p>-1.58061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VICTORY TOWERS</text:p>
          </table:table-cell>
          <table:table-cell office:value-type="string" calcext:value-type="string">
            <text:p>AYEDUASE</text:p>
          </table:table-cell>
          <table:table-cell office:value-type="float" office:value="3.7" calcext:value-type="float">
            <text:p>3.7</text:p>
          </table:table-cell>
          <table:table-cell table:formula="of:=IF([.C142]&gt;4.7;&quot;excellent&quot;;IF([.C142]&gt;3.6;&quot;good&quot;;IF([.C142]&gt;2.8;&quot;average&quot;;IF([.C142]&gt;1.9;&quot;fair&quot;;&quot;poor&quot;))))" office:value-type="string" office:string-value="good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ye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K509</text:p>
          </table:table-cell>
          <table:table-cell office:value-type="float" office:value="6.675946" calcext:value-type="float">
            <text:p>6.675946</text:p>
          </table:table-cell>
          <table:table-cell office:value-type="float" office:value="-1.562426" calcext:value-type="float">
            <text:p>-1.562426</text:p>
          </table:table-cell>
          <table:table-cell table:number-columns-repeated="2"/>
          <table:table-cell office:value-type="float" office:value="9200" calcext:value-type="float">
            <text:p>92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VICTORY TOWERS</text:p>
          </table:table-cell>
          <table:table-cell office:value-type="string" calcext:value-type="string">
            <text:p>AYEDUASE</text:p>
          </table:table-cell>
          <table:table-cell office:value-type="float" office:value="3.7" calcext:value-type="float">
            <text:p>3.7</text:p>
          </table:table-cell>
          <table:table-cell table:formula="of:=IF([.C143]&gt;4.7;&quot;excellent&quot;;IF([.C143]&gt;3.6;&quot;good&quot;;IF([.C143]&gt;2.8;&quot;average&quot;;IF([.C143]&gt;1.9;&quot;fair&quot;;&quot;poor&quot;))))" office:value-type="string" office:string-value="good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ye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K509</text:p>
          </table:table-cell>
          <table:table-cell office:value-type="float" office:value="6.675946" calcext:value-type="float">
            <text:p>6.675946</text:p>
          </table:table-cell>
          <table:table-cell office:value-type="float" office:value="-1.562426" calcext:value-type="float">
            <text:p>-1.562426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float" office:value="4400" calcext:value-type="float">
            <text:p>44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AGYINGO</text:p>
          </table:table-cell>
          <table:table-cell office:value-type="string" calcext:value-type="string">
            <text:p>AYEDUASE</text:p>
          </table:table-cell>
          <table:table-cell office:value-type="float" office:value="4.1" calcext:value-type="float">
            <text:p>4.1</text:p>
          </table:table-cell>
          <table:table-cell table:formula="of:=IF([.C144]&gt;4.7;&quot;excellent&quot;;IF([.C144]&gt;3.6;&quot;good&quot;;IF([.C144]&gt;2.8;&quot;average&quot;;IF([.C144]&gt;1.9;&quot;fair&quot;;&quot;poor&quot;))))" office:value-type="string" office:string-value="good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ye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AK509</text:p>
          </table:table-cell>
          <table:table-cell office:value-type="float" office:value="6.674811" calcext:value-type="float">
            <text:p>6.674811</text:p>
          </table:table-cell>
          <table:table-cell office:value-type="float" office:value="-1.561712" calcext:value-type="float">
            <text:p>-1.561712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7100" calcext:value-type="float">
            <text:p>71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AGYINGO</text:p>
          </table:table-cell>
          <table:table-cell office:value-type="string" calcext:value-type="string">
            <text:p>AYEDUASE</text:p>
          </table:table-cell>
          <table:table-cell office:value-type="float" office:value="4.1" calcext:value-type="float">
            <text:p>4.1</text:p>
          </table:table-cell>
          <table:table-cell table:formula="of:=IF([.C145]&gt;4.7;&quot;excellent&quot;;IF([.C145]&gt;3.6;&quot;good&quot;;IF([.C145]&gt;2.8;&quot;average&quot;;IF([.C145]&gt;1.9;&quot;fair&quot;;&quot;poor&quot;))))" office:value-type="string" office:string-value="good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ye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AK509</text:p>
          </table:table-cell>
          <table:table-cell office:value-type="float" office:value="6.674811" calcext:value-type="float">
            <text:p>6.674811</text:p>
          </table:table-cell>
          <table:table-cell office:value-type="float" office:value="-1.561712" calcext:value-type="float">
            <text:p>-1.561712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3800" calcext:value-type="float">
            <text:p>38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EST END</text:p>
          </table:table-cell>
          <table:table-cell office:value-type="string" calcext:value-type="string">
            <text:p>AYEDUASE</text:p>
          </table:table-cell>
          <table:table-cell office:value-type="float" office:value="3.7" calcext:value-type="float">
            <text:p>3.7</text:p>
          </table:table-cell>
          <table:table-cell table:formula="of:=IF([.C146]&gt;4.7;&quot;excellent&quot;;IF([.C146]&gt;3.6;&quot;good&quot;;IF([.C146]&gt;2.8;&quot;average&quot;;IF([.C146]&gt;1.9;&quot;fair&quot;;&quot;poor&quot;))))" office:value-type="string" office:string-value="good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K509</text:p>
          </table:table-cell>
          <table:table-cell office:value-type="float" office:value="6.677751" calcext:value-type="float">
            <text:p>6.677751</text:p>
          </table:table-cell>
          <table:table-cell office:value-type="float" office:value="-1.563339" calcext:value-type="float">
            <text:p>-1.563339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2500" calcext:value-type="float">
            <text:p>25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EST END</text:p>
          </table:table-cell>
          <table:table-cell office:value-type="string" calcext:value-type="string">
            <text:p>AYEDUASE</text:p>
          </table:table-cell>
          <table:table-cell office:value-type="float" office:value="3.7" calcext:value-type="float">
            <text:p>3.7</text:p>
          </table:table-cell>
          <table:table-cell table:formula="of:=IF([.C147]&gt;4.7;&quot;excellent&quot;;IF([.C147]&gt;3.6;&quot;good&quot;;IF([.C147]&gt;2.8;&quot;average&quot;;IF([.C147]&gt;1.9;&quot;fair&quot;;&quot;poor&quot;)))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K509</text:p>
          </table:table-cell>
          <table:table-cell office:value-type="float" office:value="6.677751" calcext:value-type="float">
            <text:p>6.677751</text:p>
          </table:table-cell>
          <table:table-cell office:value-type="float" office:value="-1.563339" calcext:value-type="float">
            <text:p>-1.563339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HITE HOUSE</text:p>
          </table:table-cell>
          <table:table-cell office:value-type="string" calcext:value-type="string">
            <text:p>AYEDUASE</text:p>
          </table:table-cell>
          <table:table-cell office:value-type="float" office:value="2" calcext:value-type="float">
            <text:p>2</text:p>
          </table:table-cell>
          <table:table-cell table:formula="of:=IF([.C148]&gt;4.7;&quot;excellent&quot;;IF([.C148]&gt;3.6;&quot;good&quot;;IF([.C148]&gt;2.8;&quot;average&quot;;IF([.C148]&gt;1.9;&quot;fair&quot;;&quot;poor&quot;))))" office:value-type="string" office:string-value="fair" calcext:value-type="string">
            <text:p>fai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K508</text:p>
          </table:table-cell>
          <table:table-cell office:value-type="float" office:value="6.673007" calcext:value-type="float">
            <text:p>6.673007</text:p>
          </table:table-cell>
          <table:table-cell office:value-type="float" office:value="-1.562735" calcext:value-type="float">
            <text:p>-1.562735</text:p>
          </table:table-cell>
          <table:table-cell office:value-type="float" office:value="2000" calcext:value-type="float">
            <text:p>2000</text:p>
          </table:table-cell>
          <table:table-cell office:value-type="float" office:value="2300" calcext:value-type="float">
            <text:p>2300</text:p>
          </table:table-cell>
          <table:table-cell office:value-type="float" office:value="2700" calcext:value-type="float">
            <text:p>27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HITPAM A</text:p>
          </table:table-cell>
          <table:table-cell office:value-type="string" calcext:value-type="string">
            <text:p>KOTEI</text:p>
          </table:table-cell>
          <table:table-cell office:value-type="float" office:value="4" calcext:value-type="float">
            <text:p>4</text:p>
          </table:table-cell>
          <table:table-cell table:formula="of:=IF([.C149]&gt;4.7;&quot;excellent&quot;;IF([.C149]&gt;3.6;&quot;good&quot;;IF([.C149]&gt;2.8;&quot;average&quot;;IF([.C149]&gt;1.9;&quot;fair&quot;;&quot;poor&quot;))))" office:value-type="string" office:string-value="good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K507</text:p>
          </table:table-cell>
          <table:table-cell office:value-type="float" office:value="6.669004" calcext:value-type="float">
            <text:p>6.669004</text:p>
          </table:table-cell>
          <table:table-cell office:value-type="float" office:value="-1.562244" calcext:value-type="float">
            <text:p>-1.5622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HITPAM A</text:p>
          </table:table-cell>
          <table:table-cell office:value-type="string" calcext:value-type="string">
            <text:p>KOTEI</text:p>
          </table:table-cell>
          <table:table-cell office:value-type="float" office:value="4" calcext:value-type="float">
            <text:p>4</text:p>
          </table:table-cell>
          <table:table-cell table:formula="of:=IF([.C150]&gt;4.7;&quot;excellent&quot;;IF([.C150]&gt;3.6;&quot;good&quot;;IF([.C150]&gt;2.8;&quot;average&quot;;IF([.C150]&gt;1.9;&quot;fair&quot;;&quot;poor&quot;))))" office:value-type="string" office:string-value="good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K507</text:p>
          </table:table-cell>
          <table:table-cell office:value-type="float" office:value="6.669004" calcext:value-type="float">
            <text:p>6.669004</text:p>
          </table:table-cell>
          <table:table-cell office:value-type="float" office:value="-1.562244" calcext:value-type="float">
            <text:p>-1.562244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HITPAM A</text:p>
          </table:table-cell>
          <table:table-cell office:value-type="string" calcext:value-type="string">
            <text:p>KOTEI</text:p>
          </table:table-cell>
          <table:table-cell office:value-type="float" office:value="4" calcext:value-type="float">
            <text:p>4</text:p>
          </table:table-cell>
          <table:table-cell table:formula="of:=IF([.C151]&gt;4.7;&quot;excellent&quot;;IF([.C151]&gt;3.6;&quot;good&quot;;IF([.C151]&gt;2.8;&quot;average&quot;;IF([.C151]&gt;1.9;&quot;fair&quot;;&quot;poor&quot;))))" office:value-type="string" office:string-value="good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K507</text:p>
          </table:table-cell>
          <table:table-cell office:value-type="float" office:value="6.669004" calcext:value-type="float">
            <text:p>6.669004</text:p>
          </table:table-cell>
          <table:table-cell office:value-type="float" office:value="-1.562244" calcext:value-type="float">
            <text:p>-1.562244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HITPAM A</text:p>
          </table:table-cell>
          <table:table-cell office:value-type="string" calcext:value-type="string">
            <text:p>KOTEI</text:p>
          </table:table-cell>
          <table:table-cell office:value-type="float" office:value="4" calcext:value-type="float">
            <text:p>4</text:p>
          </table:table-cell>
          <table:table-cell table:formula="of:=IF([.C152]&gt;4.7;&quot;excellent&quot;;IF([.C152]&gt;3.6;&quot;good&quot;;IF([.C152]&gt;2.8;&quot;average&quot;;IF([.C152]&gt;1.9;&quot;fair&quot;;&quot;poor&quot;)))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K507</text:p>
          </table:table-cell>
          <table:table-cell office:value-type="float" office:value="6.669004" calcext:value-type="float">
            <text:p>6.669004</text:p>
          </table:table-cell>
          <table:table-cell office:value-type="float" office:value="-1.562244" calcext:value-type="float">
            <text:p>-1.562244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 table:number-columns-repeated="46"/>
        </table:table-row>
        <table:table-row table:style-name="ro1" table:number-rows-repeated="104842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R15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0">00/00/0000</text:date>, <text:time style:data-style-name="N2" text:time-value="22:26:51.1265933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2T11:56:19.062078859</meta:creation-date>
    <dc:date>2021-07-10T22:28:25.391106858</dc:date>
    <meta:editing-duration>PT10H44M28S</meta:editing-duration>
    <meta:editing-cycles>116</meta:editing-cycles>
    <meta:generator>LibreOffice/6.4.7.2$Linux_X86_64 LibreOffice_project/40$Build-2</meta:generator>
    <meta:document-statistic meta:table-count="1" meta:cell-count="2494" meta:object-count="0"/>
  </office:meta>
</office:document-meta>
</file>